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ANEIRO_202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aneir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835.34" table:style-name="ce14">
            <text:p>2.835<text:s/></text:p>
          </table:table-cell>
          <table:table-cell office:value-type="float" office:value="1627115.43" table:style-name="ce14">
            <text:p>1.627.115<text:s/></text:p>
          </table:table-cell>
          <table:table-cell office:value-type="float" office:value="49363573.259999998" table:style-name="ce14">
            <text:p>49.363.573<text:s/></text:p>
          </table:table-cell>
          <table:table-cell office:value-type="float" office:value="126.07" table:style-name="ce14">
            <text:p>126<text:s/></text:p>
          </table:table-cell>
          <table:table-cell office:value-type="float" office:value="70705708.370000005" table:style-name="ce14">
            <text:p>70.705.708<text:s/></text:p>
          </table:table-cell>
          <table:table-cell office:value-type="float" office:value="65777298.039999999" table:style-name="ce14">
            <text:p>65.777.298<text:s/></text:p>
          </table:table-cell>
          <table:table-cell office:value-type="float" office:value="3556443.11" table:style-name="ce14">
            <text:p>3.556.443<text:s/></text:p>
          </table:table-cell>
          <table:table-cell office:value-type="float" office:value="195615540.49000001" table:style-name="ce14">
            <text:p>195.615.540<text:s/></text:p>
          </table:table-cell>
          <table:table-cell office:value-type="float" office:value="39036071.689999998" table:style-name="ce14">
            <text:p>39.036.072<text:s/></text:p>
          </table:table-cell>
          <table:table-cell office:value-type="float" office:value="20143207.170000002" table:style-name="ce14">
            <text:p>20.143.207<text:s/></text:p>
          </table:table-cell>
          <table:table-cell office:value-type="float" office:value="110344976.06999999" table:style-name="ce14">
            <text:p>110.344.976<text:s/></text:p>
          </table:table-cell>
          <table:table-cell office:value-type="float" office:value="427629.17" table:style-name="ce14">
            <text:p>427.629<text:s/></text:p>
          </table:table-cell>
          <table:table-cell office:value-type="float" office:value="5739065.0499999998" table:style-name="ce14">
            <text:p>5.739.065<text:s/></text:p>
          </table:table-cell>
          <table:table-cell office:value-type="float" office:value="13867684.66" table:style-name="ce14">
            <text:p>13.867.685<text:s/></text:p>
          </table:table-cell>
          <table:table-cell office:value-type="float" office:value="5731614.8200000003" table:style-name="ce14">
            <text:p>5.731.615<text:s/></text:p>
          </table:table-cell>
          <table:table-cell office:value-type="float" office:value="118297964.70999999" table:style-name="ce14">
            <text:p>118.297.965<text:s/></text:p>
          </table:table-cell>
          <table:table-cell office:value-type="float" office:value="9064.9699999999993" table:style-name="ce14">
            <text:p>9.065<text:s/></text:p>
          </table:table-cell>
          <table:table-cell office:value-type="float" office:value="345026846.54000002" table:style-name="ce14">
            <text:p>345.026.847<text:s/></text:p>
          </table:table-cell>
          <table:table-cell office:value-type="float" office:value="281574244.08999997" table:style-name="ce14">
            <text:p>281.574.244<text:s/></text:p>
          </table:table-cell>
          <table:table-cell office:value-type="float" office:value="1354442.08" table:style-name="ce14">
            <text:p>1.354.442<text:s/></text:p>
          </table:table-cell>
          <table:table-cell office:value-type="float" office:value="4965.08" table:style-name="ce14">
            <text:p>4.965<text:s/></text:p>
          </table:table-cell>
          <table:table-cell office:value-type="float" office:value="40139.49" table:style-name="ce14">
            <text:p>40.139<text:s/></text:p>
          </table:table-cell>
          <table:table-cell office:value-type="float" office:value="113464829.14" table:style-name="ce14">
            <text:p>113.464.829<text:s/></text:p>
          </table:table-cell>
          <table:table-cell office:value-type="float" office:value="752174055.74000001" table:style-name="ce14">
            <text:p>752.174.056<text:s/></text:p>
          </table:table-cell>
          <table:table-cell office:value-type="float" office:value="310939.42" table:style-name="ce14">
            <text:p>310.939<text:s/></text:p>
          </table:table-cell>
          <table:table-cell office:value-type="float" office:value="1894797640.25" table:style-name="ce14">
            <text:p>1.894.797.640<text:s/></text:p>
          </table:table-cell>
          <table:table-cell office:value-type="float" office:value="242.11" table:style-name="ce14">
            <text:p>242<text:s/></text:p>
          </table:table-cell>
          <table:table-cell office:value-type="float" office:value="4088994262.3600001" table:style-name="ce15">
            <text:p>4.088.994.2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73.21" table:style-name="ce17">
            <text:p>1.573<text:s/></text:p>
          </table:table-cell>
          <table:table-cell office:value-type="float" office:value="-3.49" table:style-name="ce17">
            <text:p>(3)</text:p>
          </table:table-cell>
          <table:table-cell office:value-type="float" office:value="0" table:style-name="ce17">
            <text:p>-<text:s/></text:p>
          </table:table-cell>
          <table:table-cell office:value-type="float" office:value="-482.24" table:style-name="ce17">
            <text:p>(482)</text:p>
          </table:table-cell>
          <table:table-cell office:value-type="float" office:value="348.24" table:style-name="ce17">
            <text:p>348<text:s/></text:p>
          </table:table-cell>
          <table:table-cell office:value-type="float" office:value="-64.819999999999993" table:style-name="ce17">
            <text:p>(65)</text:p>
          </table:table-cell>
          <table:table-cell office:value-type="float" office:value="6346.21" table:style-name="ce17">
            <text:p>6.346<text:s/></text:p>
          </table:table-cell>
          <table:table-cell office:value-type="float" office:value="9.26" table:style-name="ce17">
            <text:p>9<text:s/></text:p>
          </table:table-cell>
          <table:table-cell office:value-type="float" office:value="4484.78" table:style-name="ce17">
            <text:p>4.485<text:s/></text:p>
          </table:table-cell>
          <table:table-cell office:value-type="float" office:value="2357.61" table:style-name="ce17">
            <text:p>2.358<text:s/></text:p>
          </table:table-cell>
          <table:table-cell office:value-type="float" office:value="628.04999999999995" table:style-name="ce17">
            <text:p>628<text:s/></text:p>
          </table:table-cell>
          <table:table-cell office:value-type="float" office:value="-6.64" table:style-name="ce17">
            <text:p>(7)</text:p>
          </table:table-cell>
          <table:table-cell office:value-type="float" office:value="2014.16" table:style-name="ce17">
            <text:p>2.014<text:s/></text:p>
          </table:table-cell>
          <table:table-cell office:value-type="float" office:value="-1406.52" table:style-name="ce17">
            <text:p>(1.407)</text:p>
          </table:table-cell>
          <table:table-cell office:value-type="float" office:value="4497.2700000000004" table:style-name="ce17">
            <text:p>4.497<text:s/></text:p>
          </table:table-cell>
          <table:table-cell office:value-type="float" office:value="-3.44" table:style-name="ce17">
            <text:p>(3)</text:p>
          </table:table-cell>
          <table:table-cell office:value-type="float" office:value="-429.96" table:style-name="ce17">
            <text:p>(430)</text:p>
          </table:table-cell>
          <table:table-cell office:value-type="float" office:value="-454.42" table:style-name="ce17">
            <text:p>(454)</text:p>
          </table:table-cell>
          <table:table-cell office:value-type="float" office:value="-12.12" table:style-name="ce17">
            <text:p>(12)</text:p>
          </table:table-cell>
          <table:table-cell office:value-type="float" office:value="-44.57" table:style-name="ce17">
            <text:p>(45)</text:p>
          </table:table-cell>
          <table:table-cell office:value-type="float" office:value="0" table:style-name="ce17">
            <text:p>-<text:s/></text:p>
          </table:table-cell>
          <table:table-cell office:value-type="float" office:value="943.94" table:style-name="ce17">
            <text:p>944<text:s/></text:p>
          </table:table-cell>
          <table:table-cell office:value-type="float" office:value="-2797.63" table:style-name="ce17">
            <text:p>(2.798)</text:p>
          </table:table-cell>
          <table:table-cell office:value-type="float" office:value="-1.86" table:style-name="ce17">
            <text:p>(2)</text:p>
          </table:table-cell>
          <table:table-cell office:value-type="float" office:value="613498.56000000006" table:style-name="ce17">
            <text:p>613.499<text:s/></text:p>
          </table:table-cell>
          <table:table-cell office:value-type="float" office:value="-15.55" table:style-name="ce17">
            <text:p>(16)</text:p>
          </table:table-cell>
          <table:table-cell office:value-type="float" office:value="630978.03" table:style-name="ce18">
            <text:p>630.9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803045.21" table:style-name="ce17">
            <text:p>803.045<text:s/></text:p>
          </table:table-cell>
          <table:table-cell office:value-type="float" office:value="6789962.29" table:style-name="ce17">
            <text:p>6.789.962<text:s/></text:p>
          </table:table-cell>
          <table:table-cell office:value-type="float" office:value="12643920.470000001" table:style-name="ce17">
            <text:p>12.643.920<text:s/></text:p>
          </table:table-cell>
          <table:table-cell office:value-type="float" office:value="253290.31" table:style-name="ce17">
            <text:p>253.290<text:s/></text:p>
          </table:table-cell>
          <table:table-cell office:value-type="float" office:value="125164152.36" table:style-name="ce17">
            <text:p>125.164.152<text:s/></text:p>
          </table:table-cell>
          <table:table-cell office:value-type="float" office:value="60460851.329999998" table:style-name="ce17">
            <text:p>60.460.851<text:s/></text:p>
          </table:table-cell>
          <table:table-cell office:value-type="float" office:value="21271953.41" table:style-name="ce17">
            <text:p>21.271.953<text:s/></text:p>
          </table:table-cell>
          <table:table-cell office:value-type="float" office:value="220860656.38" table:style-name="ce17">
            <text:p>220.860.656<text:s/></text:p>
          </table:table-cell>
          <table:table-cell office:value-type="float" office:value="37779748.649999999" table:style-name="ce17">
            <text:p>37.779.749<text:s/></text:p>
          </table:table-cell>
          <table:table-cell office:value-type="float" office:value="8294382.7400000002" table:style-name="ce17">
            <text:p>8.294.383<text:s/></text:p>
          </table:table-cell>
          <table:table-cell office:value-type="float" office:value="617007136.10000002" table:style-name="ce17">
            <text:p>617.007.136<text:s/></text:p>
          </table:table-cell>
          <table:table-cell office:value-type="float" office:value="10107903.67" table:style-name="ce17">
            <text:p>10.107.904<text:s/></text:p>
          </table:table-cell>
          <table:table-cell office:value-type="float" office:value="15934053.279999999" table:style-name="ce17">
            <text:p>15.934.053<text:s/></text:p>
          </table:table-cell>
          <table:table-cell office:value-type="float" office:value="14289242.560000001" table:style-name="ce17">
            <text:p>14.289.243<text:s/></text:p>
          </table:table-cell>
          <table:table-cell office:value-type="float" office:value="7618276.8499999996" table:style-name="ce17">
            <text:p>7.618.277<text:s/></text:p>
          </table:table-cell>
          <table:table-cell office:value-type="float" office:value="112950435.09" table:style-name="ce17">
            <text:p>112.950.435<text:s/></text:p>
          </table:table-cell>
          <table:table-cell office:value-type="float" office:value="2562888.89" table:style-name="ce17">
            <text:p>2.562.889<text:s/></text:p>
          </table:table-cell>
          <table:table-cell office:value-type="float" office:value="394586499.63" table:style-name="ce17">
            <text:p>394.586.500<text:s/></text:p>
          </table:table-cell>
          <table:table-cell office:value-type="float" office:value="325034365.41000003" table:style-name="ce17">
            <text:p>325.034.365<text:s/></text:p>
          </table:table-cell>
          <table:table-cell office:value-type="float" office:value="5317254.92" table:style-name="ce17">
            <text:p>5.317.255<text:s/></text:p>
          </table:table-cell>
          <table:table-cell office:value-type="float" office:value="5313833" table:style-name="ce17">
            <text:p>5.313.833<text:s/></text:p>
          </table:table-cell>
          <table:table-cell office:value-type="float" office:value="84615.7" table:style-name="ce17">
            <text:p>84.616<text:s/></text:p>
          </table:table-cell>
          <table:table-cell office:value-type="float" office:value="420023636.66000003" table:style-name="ce17">
            <text:p>420.023.637<text:s/></text:p>
          </table:table-cell>
          <table:table-cell office:value-type="float" office:value="521962295.70999998" table:style-name="ce17">
            <text:p>521.962.296<text:s/></text:p>
          </table:table-cell>
          <table:table-cell office:value-type="float" office:value="6333842.6500000004" table:style-name="ce17">
            <text:p>6.333.843<text:s/></text:p>
          </table:table-cell>
          <table:table-cell office:value-type="float" office:value="1831404062.1199999" table:style-name="ce17">
            <text:p>1.831.404.062<text:s/></text:p>
          </table:table-cell>
          <table:table-cell office:value-type="float" office:value="969965.57" table:style-name="ce17">
            <text:p>969.966<text:s/></text:p>
          </table:table-cell>
          <table:table-cell office:value-type="float" office:value="4785822270.9599991" table:style-name="ce18">
            <text:p>4.785.822.2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12.1099999999997" table:style-name="ce17">
            <text:p>4.7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6025.32" table:style-name="ce17">
            <text:p>56.0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0775156.14999998" table:style-name="ce17">
            <text:p>370.775.1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.11" table:style-name="ce17">
            <text:p>60<text:s/></text:p>
          </table:table-cell>
          <table:table-cell office:value-type="float" office:value="2059935.82" table:style-name="ce17">
            <text:p>2.059.9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5990606.63999999" table:style-name="ce17">
            <text:p>145.990.607<text:s/></text:p>
          </table:table-cell>
          <table:table-cell office:value-type="float" office:value="1557.3" table:style-name="ce17">
            <text:p>1.55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36514.75" table:style-name="ce17">
            <text:p>736.51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19624568.19999999" table:style-name="ce18">
            <text:p>519.624.5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445349.93" table:style-name="ce17">
            <text:p>445.350<text:s/></text:p>
          </table:table-cell>
          <table:table-cell office:value-type="float" office:value="2036909.28" table:style-name="ce17">
            <text:p>2.036.909<text:s/></text:p>
          </table:table-cell>
          <table:table-cell office:value-type="float" office:value="3804589.82" table:style-name="ce17">
            <text:p>3.804.590<text:s/></text:p>
          </table:table-cell>
          <table:table-cell office:value-type="float" office:value="57149.48" table:style-name="ce17">
            <text:p>57.149<text:s/></text:p>
          </table:table-cell>
          <table:table-cell office:value-type="float" office:value="32634442.68" table:style-name="ce17">
            <text:p>32.634.443<text:s/></text:p>
          </table:table-cell>
          <table:table-cell office:value-type="float" office:value="14268690.560000001" table:style-name="ce17">
            <text:p>14.268.691<text:s/></text:p>
          </table:table-cell>
          <table:table-cell office:value-type="float" office:value="3092067.83" table:style-name="ce17">
            <text:p>3.092.068<text:s/></text:p>
          </table:table-cell>
          <table:table-cell office:value-type="float" office:value="1797134.84" table:style-name="ce17">
            <text:p>1.797.135<text:s/></text:p>
          </table:table-cell>
          <table:table-cell office:value-type="float" office:value="8414618.3399999999" table:style-name="ce17">
            <text:p>8.414.618<text:s/></text:p>
          </table:table-cell>
          <table:table-cell office:value-type="float" office:value="6927358.5499999998" table:style-name="ce17">
            <text:p>6.927.359<text:s/></text:p>
          </table:table-cell>
          <table:table-cell office:value-type="float" office:value="42765116.700000003" table:style-name="ce17">
            <text:p>42.765.117<text:s/></text:p>
          </table:table-cell>
          <table:table-cell office:value-type="float" office:value="1771495.38" table:style-name="ce17">
            <text:p>1.771.495<text:s/></text:p>
          </table:table-cell>
          <table:table-cell office:value-type="float" office:value="10183711.5" table:style-name="ce17">
            <text:p>10.183.712<text:s/></text:p>
          </table:table-cell>
          <table:table-cell office:value-type="float" office:value="2935808.74" table:style-name="ce17">
            <text:p>2.935.809<text:s/></text:p>
          </table:table-cell>
          <table:table-cell office:value-type="float" office:value="2493011.46" table:style-name="ce17">
            <text:p>2.493.011<text:s/></text:p>
          </table:table-cell>
          <table:table-cell office:value-type="float" office:value="28296131.550000001" table:style-name="ce17">
            <text:p>28.296.132<text:s/></text:p>
          </table:table-cell>
          <table:table-cell office:value-type="float" office:value="1448765.46" table:style-name="ce17">
            <text:p>1.448.765<text:s/></text:p>
          </table:table-cell>
          <table:table-cell office:value-type="float" office:value="6308762.6200000001" table:style-name="ce17">
            <text:p>6.308.763<text:s/></text:p>
          </table:table-cell>
          <table:table-cell office:value-type="float" office:value="27950190.710000001" table:style-name="ce17">
            <text:p>27.950.191<text:s/></text:p>
          </table:table-cell>
          <table:table-cell office:value-type="float" office:value="2045976.95" table:style-name="ce17">
            <text:p>2.045.977<text:s/></text:p>
          </table:table-cell>
          <table:table-cell office:value-type="float" office:value="555491.22" table:style-name="ce17">
            <text:p>555.4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767408.07" table:style-name="ce17">
            <text:p>22.767.408<text:s/></text:p>
          </table:table-cell>
          <table:table-cell office:value-type="float" office:value="18263390.649999999" table:style-name="ce17">
            <text:p>18.263.391<text:s/></text:p>
          </table:table-cell>
          <table:table-cell office:value-type="float" office:value="1767258.36" table:style-name="ce17">
            <text:p>1.767.258<text:s/></text:p>
          </table:table-cell>
          <table:table-cell office:value-type="float" office:value="87992805.930000007" table:style-name="ce17">
            <text:p>87.992.806<text:s/></text:p>
          </table:table-cell>
          <table:table-cell office:value-type="float" office:value="180200.79" table:style-name="ce17">
            <text:p>180.201<text:s/></text:p>
          </table:table-cell>
          <table:table-cell office:value-type="float" office:value="331203837.40000004" table:style-name="ce18">
            <text:p>331.203.8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6208.92" table:style-name="ce17">
            <text:p>6.209<text:s/></text:p>
          </table:table-cell>
          <table:table-cell office:value-type="float" office:value="30394.27" table:style-name="ce17">
            <text:p>30.394<text:s/></text:p>
          </table:table-cell>
          <table:table-cell office:value-type="float" office:value="759.12" table:style-name="ce17">
            <text:p>759<text:s/></text:p>
          </table:table-cell>
          <table:table-cell office:value-type="float" office:value="4184.7" table:style-name="ce17">
            <text:p>4.1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1800.04" table:style-name="ce17">
            <text:p>21.800<text:s/></text:p>
          </table:table-cell>
          <table:table-cell office:value-type="float" office:value="11566089.300000001" table:style-name="ce17">
            <text:p>11.566.089<text:s/></text:p>
          </table:table-cell>
          <table:table-cell office:value-type="float" office:value="9008.02" table:style-name="ce17">
            <text:p>9.008<text:s/></text:p>
          </table:table-cell>
          <table:table-cell office:value-type="float" office:value="4868.54" table:style-name="ce17">
            <text:p>4.869<text:s/></text:p>
          </table:table-cell>
          <table:table-cell office:value-type="float" office:value="30641.56" table:style-name="ce17">
            <text:p>30.6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385.47" table:style-name="ce17">
            <text:p>6.3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545.81" table:style-name="ce17">
            <text:p>41.546<text:s/></text:p>
          </table:table-cell>
          <table:table-cell office:value-type="float" office:value="18902.080000000002" table:style-name="ce17">
            <text:p>18.9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3277199.370000005" table:style-name="ce17">
            <text:p>93.277.199<text:s/></text:p>
          </table:table-cell>
          <table:table-cell office:value-type="float" office:value="59360095.700000003" table:style-name="ce17">
            <text:p>59.360.096<text:s/></text:p>
          </table:table-cell>
          <table:table-cell office:value-type="float" office:value="4875.83" table:style-name="ce17">
            <text:p>4.876<text:s/></text:p>
          </table:table-cell>
          <table:table-cell office:value-type="float" office:value="29019.4" table:style-name="ce17">
            <text:p>29.01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488.26" table:style-name="ce17">
            <text:p>36.488<text:s/></text:p>
          </table:table-cell>
          <table:table-cell office:value-type="float" office:value="28140950.57" table:style-name="ce17">
            <text:p>28.140.951<text:s/></text:p>
          </table:table-cell>
          <table:table-cell office:value-type="float" office:value="5470.8" table:style-name="ce17">
            <text:p>5.471<text:s/></text:p>
          </table:table-cell>
          <table:table-cell office:value-type="float" office:value="55325117.799999997" table:style-name="ce17">
            <text:p>55.325.1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7920005.56" table:style-name="ce18">
            <text:p>247.920.0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19158.78999999998" table:style-name="ce17">
            <text:p>319.159<text:s/></text:p>
          </table:table-cell>
          <table:table-cell office:value-type="float" office:value="918.23" table:style-name="ce17">
            <text:p>918<text:s/></text:p>
          </table:table-cell>
          <table:table-cell office:value-type="float" office:value="6959922.5199999996" table:style-name="ce17">
            <text:p>6.959.9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278112.899999999" table:style-name="ce17">
            <text:p>35.278.113<text:s/></text:p>
          </table:table-cell>
          <table:table-cell office:value-type="float" office:value="30005528.949999999" table:style-name="ce17">
            <text:p>30.005.529<text:s/></text:p>
          </table:table-cell>
          <table:table-cell office:value-type="float" office:value="775227.53" table:style-name="ce17">
            <text:p>775.228<text:s/></text:p>
          </table:table-cell>
          <table:table-cell office:value-type="float" office:value="157362749.94999999" table:style-name="ce17">
            <text:p>157.362.750<text:s/></text:p>
          </table:table-cell>
          <table:table-cell office:value-type="float" office:value="3778995.75" table:style-name="ce17">
            <text:p>3.778.996<text:s/></text:p>
          </table:table-cell>
          <table:table-cell office:value-type="float" office:value="139173.22" table:style-name="ce17">
            <text:p>139.173<text:s/></text:p>
          </table:table-cell>
          <table:table-cell office:value-type="float" office:value="53013405.009999998" table:style-name="ce17">
            <text:p>53.013.405<text:s/></text:p>
          </table:table-cell>
          <table:table-cell office:value-type="float" office:value="179803.22" table:style-name="ce17">
            <text:p>179.803<text:s/></text:p>
          </table:table-cell>
          <table:table-cell office:value-type="float" office:value="1985826.66" table:style-name="ce17">
            <text:p>1.985.827<text:s/></text:p>
          </table:table-cell>
          <table:table-cell office:value-type="float" office:value="3938746.77" table:style-name="ce17">
            <text:p>3.938.747<text:s/></text:p>
          </table:table-cell>
          <table:table-cell office:value-type="float" office:value="1088450.3999999999" table:style-name="ce17">
            <text:p>1.088.450<text:s/></text:p>
          </table:table-cell>
          <table:table-cell office:value-type="float" office:value="44349132.939999998" table:style-name="ce17">
            <text:p>44.349.133<text:s/></text:p>
          </table:table-cell>
          <table:table-cell office:value-type="float" office:value="618.44000000000005" table:style-name="ce17">
            <text:p>618<text:s/></text:p>
          </table:table-cell>
          <table:table-cell office:value-type="float" office:value="160137010.03999999" table:style-name="ce17">
            <text:p>160.137.010<text:s/></text:p>
          </table:table-cell>
          <table:table-cell office:value-type="float" office:value="124463028.04000001" table:style-name="ce17">
            <text:p>124.463.028<text:s/></text:p>
          </table:table-cell>
          <table:table-cell office:value-type="float" office:value="527613.64" table:style-name="ce17">
            <text:p>527.614<text:s/></text:p>
          </table:table-cell>
          <table:table-cell office:value-type="float" office:value="30298.240000000002" table:style-name="ce17">
            <text:p>30.298<text:s/></text:p>
          </table:table-cell>
          <table:table-cell office:value-type="float" office:value="49046.8" table:style-name="ce17">
            <text:p>49.047<text:s/></text:p>
          </table:table-cell>
          <table:table-cell office:value-type="float" office:value="104795580.48999999" table:style-name="ce17">
            <text:p>104.795.580<text:s/></text:p>
          </table:table-cell>
          <table:table-cell office:value-type="float" office:value="310494037.5" table:style-name="ce17">
            <text:p>310.494.038<text:s/></text:p>
          </table:table-cell>
          <table:table-cell office:value-type="float" office:value="58196.03" table:style-name="ce17">
            <text:p>58.196<text:s/></text:p>
          </table:table-cell>
          <table:table-cell office:value-type="float" office:value="709569040.58000004" table:style-name="ce17">
            <text:p>709.569.04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49299622.6399999" table:style-name="ce18">
            <text:p>1.749.299.6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8536.490000000005" table:style-name="ce17">
            <text:p>38.536<text:s/></text:p>
          </table:table-cell>
          <table:table-cell office:value-type="float" office:value="4745925.8600000003" table:style-name="ce17">
            <text:p>4.745.926<text:s/></text:p>
          </table:table-cell>
          <table:table-cell office:value-type="float" office:value="1849013.86" table:style-name="ce17">
            <text:p>1.849.014<text:s/></text:p>
          </table:table-cell>
          <table:table-cell office:value-type="float" office:value="195381.71" table:style-name="ce17">
            <text:p>195.382<text:s/></text:p>
          </table:table-cell>
          <table:table-cell office:value-type="float" office:value="57242699.970000006" table:style-name="ce17">
            <text:p>57.242.700<text:s/></text:p>
          </table:table-cell>
          <table:table-cell office:value-type="float" office:value="16186631.819999998" table:style-name="ce17">
            <text:p>16.186.632<text:s/></text:p>
          </table:table-cell>
          <table:table-cell office:value-type="float" office:value="17382858.010000002" table:style-name="ce17">
            <text:p>17.382.858<text:s/></text:p>
          </table:table-cell>
          <table:table-cell office:value-type="float" office:value="50134682.289999999" table:style-name="ce17">
            <text:p>50.134.682<text:s/></text:p>
          </table:table-cell>
          <table:table-cell office:value-type="float" office:value="25521101.220000003" table:style-name="ce17">
            <text:p>25.521.101<text:s/></text:p>
          </table:table-cell>
          <table:table-cell office:value-type="float" office:value="1222982.43" table:style-name="ce17">
            <text:p>1.222.982<text:s/></text:p>
          </table:table-cell>
          <table:table-cell office:value-type="float" office:value="150422816.68000001" table:style-name="ce17">
            <text:p>150.422.817<text:s/></text:p>
          </table:table-cell>
          <table:table-cell office:value-type="float" office:value="8156605.0699999994" table:style-name="ce17">
            <text:p>8.156.605<text:s/></text:p>
          </table:table-cell>
          <table:table-cell office:value-type="float" office:value="3758129.65" table:style-name="ce17">
            <text:p>3.758.130<text:s/></text:p>
          </table:table-cell>
          <table:table-cell office:value-type="float" office:value="7414687.0500000007" table:style-name="ce17">
            <text:p>7.414.687<text:s/></text:p>
          </table:table-cell>
          <table:table-cell office:value-type="float" office:value="3995269.18" table:style-name="ce17">
            <text:p>3.995.269<text:s/></text:p>
          </table:table-cell>
          <table:table-cell office:value-type="float" office:value="40286268.520000003" table:style-name="ce17">
            <text:p>40.286.269<text:s/></text:p>
          </table:table-cell>
          <table:table-cell office:value-type="float" office:value="1113504.9899999998" table:style-name="ce17">
            <text:p>1.113.505<text:s/></text:p>
          </table:table-cell>
          <table:table-cell office:value-type="float" office:value="134863467.48999998" table:style-name="ce17">
            <text:p>134.863.467<text:s/></text:p>
          </table:table-cell>
          <table:table-cell office:value-type="float" office:value="111201115.13999999" table:style-name="ce17">
            <text:p>111.201.115<text:s/></text:p>
          </table:table-cell>
          <table:table-cell office:value-type="float" office:value="2738788.5" table:style-name="ce17">
            <text:p>2.738.789<text:s/></text:p>
          </table:table-cell>
          <table:table-cell office:value-type="float" office:value="4699024.1399999997" table:style-name="ce17">
            <text:p>4.699.024<text:s/></text:p>
          </table:table-cell>
          <table:table-cell office:value-type="float" office:value="35568.9" table:style-name="ce17">
            <text:p>35.569<text:s/></text:p>
          </table:table-cell>
          <table:table-cell office:value-type="float" office:value="146433553.19999999" table:style-name="ce17">
            <text:p>146.433.553<text:s/></text:p>
          </table:table-cell>
          <table:table-cell office:value-type="float" office:value="165062359.69" table:style-name="ce17">
            <text:p>165.062.360<text:s/></text:p>
          </table:table-cell>
          <table:table-cell office:value-type="float" office:value="4502917.46" table:style-name="ce17">
            <text:p>4.502.917<text:s/></text:p>
          </table:table-cell>
          <table:table-cell office:value-type="float" office:value="977780583.05999994" table:style-name="ce17">
            <text:p>977.780.583<text:s/></text:p>
          </table:table-cell>
          <table:table-cell office:value-type="float" office:value="789764.78" table:style-name="ce17">
            <text:p>789.765<text:s/></text:p>
          </table:table-cell>
          <table:table-cell office:value-type="float" office:value="1937774237.1599998" table:style-name="ce18">
            <text:p>1.937.774.2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6194863.129999999" table:style-name="ce17">
            <text:p>26.194.863<text:s/></text:p>
          </table:table-cell>
          <table:table-cell office:value-type="float" office:value="96755513.230000004" table:style-name="ce17">
            <text:p>96.755.513<text:s/></text:p>
          </table:table-cell>
          <table:table-cell office:value-type="float" office:value="538782861.38999999" table:style-name="ce17">
            <text:p>538.782.861<text:s/></text:p>
          </table:table-cell>
          <table:table-cell office:value-type="float" office:value="24946523.120000001" table:style-name="ce17">
            <text:p>24.946.523<text:s/></text:p>
          </table:table-cell>
          <table:table-cell office:value-type="float" office:value="703272952.29999995" table:style-name="ce17">
            <text:p>703.272.952<text:s/></text:p>
          </table:table-cell>
          <table:table-cell office:value-type="float" office:value="703412054.77999997" table:style-name="ce17">
            <text:p>703.412.055<text:s/></text:p>
          </table:table-cell>
          <table:table-cell office:value-type="float" office:value="5768604090.6099997" table:style-name="ce17">
            <text:p>5.768.604.091<text:s/></text:p>
          </table:table-cell>
          <table:table-cell office:value-type="float" office:value="781789702.26999998" table:style-name="ce17">
            <text:p>781.789.702<text:s/></text:p>
          </table:table-cell>
          <table:table-cell office:value-type="float" office:value="655293075.65999997" table:style-name="ce17">
            <text:p>655.293.076<text:s/></text:p>
          </table:table-cell>
          <table:table-cell office:value-type="float" office:value="147339759.91" table:style-name="ce17">
            <text:p>147.339.760<text:s/></text:p>
          </table:table-cell>
          <table:table-cell office:value-type="float" office:value="4545637283.4399996" table:style-name="ce17">
            <text:p>4.545.637.283<text:s/></text:p>
          </table:table-cell>
          <table:table-cell office:value-type="float" office:value="223953670.46000001" table:style-name="ce17">
            <text:p>223.953.670<text:s/></text:p>
          </table:table-cell>
          <table:table-cell office:value-type="float" office:value="385189564.30000001" table:style-name="ce17">
            <text:p>385.189.564<text:s/></text:p>
          </table:table-cell>
          <table:table-cell office:value-type="float" office:value="294142165.95999998" table:style-name="ce17">
            <text:p>294.142.166<text:s/></text:p>
          </table:table-cell>
          <table:table-cell office:value-type="float" office:value="156642444.68000001" table:style-name="ce17">
            <text:p>156.642.445<text:s/></text:p>
          </table:table-cell>
          <table:table-cell office:value-type="float" office:value="562938758.37" table:style-name="ce17">
            <text:p>562.938.758<text:s/></text:p>
          </table:table-cell>
          <table:table-cell office:value-type="float" office:value="122579764.54000001" table:style-name="ce17">
            <text:p>122.579.765<text:s/></text:p>
          </table:table-cell>
          <table:table-cell office:value-type="float" office:value="2195107033.29" table:style-name="ce17">
            <text:p>2.195.107.033<text:s/></text:p>
          </table:table-cell>
          <table:table-cell office:value-type="float" office:value="10373459890.84" table:style-name="ce17">
            <text:p>10.373.459.891<text:s/></text:p>
          </table:table-cell>
          <table:table-cell office:value-type="float" office:value="200486323.13" table:style-name="ce17">
            <text:p>200.486.323<text:s/></text:p>
          </table:table-cell>
          <table:table-cell office:value-type="float" office:value="80199079.099999994" table:style-name="ce17">
            <text:p>80.199.079<text:s/></text:p>
          </table:table-cell>
          <table:table-cell office:value-type="float" office:value="24923842.170000002" table:style-name="ce17">
            <text:p>24.923.842<text:s/></text:p>
          </table:table-cell>
          <table:table-cell office:value-type="float" office:value="2588824496.2600002" table:style-name="ce17">
            <text:p>2.588.824.496<text:s/></text:p>
          </table:table-cell>
          <table:table-cell office:value-type="float" office:value="1599854345.4000001" table:style-name="ce17">
            <text:p>1.599.854.345<text:s/></text:p>
          </table:table-cell>
          <table:table-cell office:value-type="float" office:value="108396273.20999999" table:style-name="ce17">
            <text:p>108.396.273<text:s/></text:p>
          </table:table-cell>
          <table:table-cell office:value-type="float" office:value="28752300492.09" table:style-name="ce17">
            <text:p>28.752.300.492<text:s/></text:p>
          </table:table-cell>
          <table:table-cell office:value-type="float" office:value="55531191.859999999" table:style-name="ce17">
            <text:p>55.531.192<text:s/></text:p>
          </table:table-cell>
          <table:table-cell office:value-type="float" office:value="61716558015.5" table:style-name="ce18">
            <text:p>61.716.558.0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721260.16" table:style-name="ce17">
            <text:p>1.721.260<text:s/></text:p>
          </table:table-cell>
          <table:table-cell office:value-type="float" office:value="6607038.5999999996" table:style-name="ce17">
            <text:p>6.607.039<text:s/></text:p>
          </table:table-cell>
          <table:table-cell office:value-type="float" office:value="17718130.710000001" table:style-name="ce17">
            <text:p>17.718.131<text:s/></text:p>
          </table:table-cell>
          <table:table-cell office:value-type="float" office:value="2368304.06" table:style-name="ce17">
            <text:p>2.368.304<text:s/></text:p>
          </table:table-cell>
          <table:table-cell office:value-type="float" office:value="38508988.210000001" table:style-name="ce17">
            <text:p>38.508.988<text:s/></text:p>
          </table:table-cell>
          <table:table-cell office:value-type="float" office:value="27341043.039999999" table:style-name="ce17">
            <text:p>27.341.043<text:s/></text:p>
          </table:table-cell>
          <table:table-cell office:value-type="float" office:value="45130013.93" table:style-name="ce17">
            <text:p>45.130.014<text:s/></text:p>
          </table:table-cell>
          <table:table-cell office:value-type="float" office:value="19760166.390000001" table:style-name="ce17">
            <text:p>19.760.166<text:s/></text:p>
          </table:table-cell>
          <table:table-cell office:value-type="float" office:value="67975891.480000004" table:style-name="ce17">
            <text:p>67.975.891<text:s/></text:p>
          </table:table-cell>
          <table:table-cell office:value-type="float" office:value="11432426.4" table:style-name="ce17">
            <text:p>11.432.426<text:s/></text:p>
          </table:table-cell>
          <table:table-cell office:value-type="float" office:value="130647608.26000001" table:style-name="ce17">
            <text:p>130.647.608<text:s/></text:p>
          </table:table-cell>
          <table:table-cell office:value-type="float" office:value="19106290.899999999" table:style-name="ce17">
            <text:p>19.106.291<text:s/></text:p>
          </table:table-cell>
          <table:table-cell office:value-type="float" office:value="15523364.289999999" table:style-name="ce17">
            <text:p>15.523.364<text:s/></text:p>
          </table:table-cell>
          <table:table-cell office:value-type="float" office:value="17274819.210000001" table:style-name="ce17">
            <text:p>17.274.819<text:s/></text:p>
          </table:table-cell>
          <table:table-cell office:value-type="float" office:value="10182111.220000001" table:style-name="ce17">
            <text:p>10.182.111<text:s/></text:p>
          </table:table-cell>
          <table:table-cell office:value-type="float" office:value="24480121.789999999" table:style-name="ce17">
            <text:p>24.480.122<text:s/></text:p>
          </table:table-cell>
          <table:table-cell office:value-type="float" office:value="7226155.0700000003" table:style-name="ce17">
            <text:p>7.226.155<text:s/></text:p>
          </table:table-cell>
          <table:table-cell office:value-type="float" office:value="110391230.48" table:style-name="ce17">
            <text:p>110.391.230<text:s/></text:p>
          </table:table-cell>
          <table:table-cell office:value-type="float" office:value="347552440.83999997" table:style-name="ce17">
            <text:p>347.552.441<text:s/></text:p>
          </table:table-cell>
          <table:table-cell office:value-type="float" office:value="9551890.4399999995" table:style-name="ce17">
            <text:p>9.551.890<text:s/></text:p>
          </table:table-cell>
          <table:table-cell office:value-type="float" office:value="4540723.57" table:style-name="ce17">
            <text:p>4.540.724<text:s/></text:p>
          </table:table-cell>
          <table:table-cell office:value-type="float" office:value="1806838.86" table:style-name="ce17">
            <text:p>1.806.839<text:s/></text:p>
          </table:table-cell>
          <table:table-cell office:value-type="float" office:value="100752592.66" table:style-name="ce17">
            <text:p>100.752.593<text:s/></text:p>
          </table:table-cell>
          <table:table-cell office:value-type="float" office:value="49324843.32" table:style-name="ce17">
            <text:p>49.324.843<text:s/></text:p>
          </table:table-cell>
          <table:table-cell office:value-type="float" office:value="5945245.5499999998" table:style-name="ce17">
            <text:p>5.945.246<text:s/></text:p>
          </table:table-cell>
          <table:table-cell office:value-type="float" office:value="945763692.70000005" table:style-name="ce17">
            <text:p>945.763.693<text:s/></text:p>
          </table:table-cell>
          <table:table-cell office:value-type="float" office:value="4254265.66" table:style-name="ce17">
            <text:p>4.254.266<text:s/></text:p>
          </table:table-cell>
          <table:table-cell office:value-type="float" office:value="2042887497.8000002" table:style-name="ce18">
            <text:p>2.042.887.4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2165701.460000001" table:style-name="ce17">
            <text:p>12.165.701<text:s/></text:p>
          </table:table-cell>
          <table:table-cell office:value-type="float" office:value="46493446.189999998" table:style-name="ce17">
            <text:p>46.493.446<text:s/></text:p>
          </table:table-cell>
          <table:table-cell office:value-type="float" office:value="214437967.03999999" table:style-name="ce17">
            <text:p>214.437.967<text:s/></text:p>
          </table:table-cell>
          <table:table-cell office:value-type="float" office:value="15670418.92" table:style-name="ce17">
            <text:p>15.670.419<text:s/></text:p>
          </table:table-cell>
          <table:table-cell office:value-type="float" office:value="389917152.66000003" table:style-name="ce17">
            <text:p>389.917.153<text:s/></text:p>
          </table:table-cell>
          <table:table-cell office:value-type="float" office:value="398587568.62" table:style-name="ce17">
            <text:p>398.587.569<text:s/></text:p>
          </table:table-cell>
          <table:table-cell office:value-type="float" office:value="1876308994.6800001" table:style-name="ce17">
            <text:p>1.876.308.995<text:s/></text:p>
          </table:table-cell>
          <table:table-cell office:value-type="float" office:value="594426733.17999995" table:style-name="ce17">
            <text:p>594.426.733<text:s/></text:p>
          </table:table-cell>
          <table:table-cell office:value-type="float" office:value="382859399.51999998" table:style-name="ce17">
            <text:p>382.859.400<text:s/></text:p>
          </table:table-cell>
          <table:table-cell office:value-type="float" office:value="77422409.409999996" table:style-name="ce17">
            <text:p>77.422.409<text:s/></text:p>
          </table:table-cell>
          <table:table-cell office:value-type="float" office:value="3450565092.7800002" table:style-name="ce17">
            <text:p>3.450.565.093<text:s/></text:p>
          </table:table-cell>
          <table:table-cell office:value-type="float" office:value="119924359.04000001" table:style-name="ce17">
            <text:p>119.924.359<text:s/></text:p>
          </table:table-cell>
          <table:table-cell office:value-type="float" office:value="248319487.66999999" table:style-name="ce17">
            <text:p>248.319.488<text:s/></text:p>
          </table:table-cell>
          <table:table-cell office:value-type="float" office:value="171788344.63" table:style-name="ce17">
            <text:p>171.788.345<text:s/></text:p>
          </table:table-cell>
          <table:table-cell office:value-type="float" office:value="69402339.760000005" table:style-name="ce17">
            <text:p>69.402.340<text:s/></text:p>
          </table:table-cell>
          <table:table-cell office:value-type="float" office:value="300525533.94999999" table:style-name="ce17">
            <text:p>300.525.534<text:s/></text:p>
          </table:table-cell>
          <table:table-cell office:value-type="float" office:value="71342065.069999993" table:style-name="ce17">
            <text:p>71.342.065<text:s/></text:p>
          </table:table-cell>
          <table:table-cell office:value-type="float" office:value="1122425881.55" table:style-name="ce17">
            <text:p>1.122.425.882<text:s/></text:p>
          </table:table-cell>
          <table:table-cell office:value-type="float" office:value="6435950062.6800003" table:style-name="ce17">
            <text:p>6.435.950.063<text:s/></text:p>
          </table:table-cell>
          <table:table-cell office:value-type="float" office:value="89228283.849999994" table:style-name="ce17">
            <text:p>89.228.284<text:s/></text:p>
          </table:table-cell>
          <table:table-cell office:value-type="float" office:value="43070238.189999998" table:style-name="ce17">
            <text:p>43.070.238<text:s/></text:p>
          </table:table-cell>
          <table:table-cell office:value-type="float" office:value="14144683.98" table:style-name="ce17">
            <text:p>14.144.684<text:s/></text:p>
          </table:table-cell>
          <table:table-cell office:value-type="float" office:value="1421624130.51" table:style-name="ce17">
            <text:p>1.421.624.131<text:s/></text:p>
          </table:table-cell>
          <table:table-cell office:value-type="float" office:value="1013298155.4" table:style-name="ce17">
            <text:p>1.013.298.155<text:s/></text:p>
          </table:table-cell>
          <table:table-cell office:value-type="float" office:value="56001855.020000003" table:style-name="ce17">
            <text:p>56.001.855<text:s/></text:p>
          </table:table-cell>
          <table:table-cell office:value-type="float" office:value="15452825616.389999" table:style-name="ce17">
            <text:p>15.452.825.616<text:s/></text:p>
          </table:table-cell>
          <table:table-cell office:value-type="float" office:value="30191584.469999999" table:style-name="ce17">
            <text:p>30.191.584<text:s/></text:p>
          </table:table-cell>
          <table:table-cell office:value-type="float" office:value="34118917506.620003" table:style-name="ce18">
            <text:p>34.118.917.5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82.82" table:style-name="ce17">
            <text:p>83<text:s/></text:p>
          </table:table-cell>
          <table:table-cell office:value-type="float" office:value="5185.8100000000004" table:style-name="ce17">
            <text:p>5.186<text:s/></text:p>
          </table:table-cell>
          <table:table-cell office:value-type="float" office:value="2414686.5" table:style-name="ce17">
            <text:p>2.414.6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72390.7599999998" table:style-name="ce17">
            <text:p>2.272.391<text:s/></text:p>
          </table:table-cell>
          <table:table-cell office:value-type="float" office:value="92131673.219999999" table:style-name="ce17">
            <text:p>92.131.673<text:s/></text:p>
          </table:table-cell>
          <table:table-cell office:value-type="float" office:value="628946645.69000006" table:style-name="ce17">
            <text:p>628.946.646<text:s/></text:p>
          </table:table-cell>
          <table:table-cell office:value-type="float" office:value="2111116.2799999998" table:style-name="ce17">
            <text:p>2.111.116<text:s/></text:p>
          </table:table-cell>
          <table:table-cell office:value-type="float" office:value="527851.78" table:style-name="ce17">
            <text:p>527.852<text:s/></text:p>
          </table:table-cell>
          <table:table-cell office:value-type="float" office:value="1281.3399999999999" table:style-name="ce17">
            <text:p>1.281<text:s/></text:p>
          </table:table-cell>
          <table:table-cell office:value-type="float" office:value="174228374.06999999" table:style-name="ce17">
            <text:p>174.228.374<text:s/></text:p>
          </table:table-cell>
          <table:table-cell office:value-type="float" office:value="265857.09999999998" table:style-name="ce17">
            <text:p>265.857<text:s/></text:p>
          </table:table-cell>
          <table:table-cell office:value-type="float" office:value="1202811.3500000001" table:style-name="ce17">
            <text:p>1.202.811<text:s/></text:p>
          </table:table-cell>
          <table:table-cell office:value-type="float" office:value="11164628.810000001" table:style-name="ce17">
            <text:p>11.164.629<text:s/></text:p>
          </table:table-cell>
          <table:table-cell office:value-type="float" office:value="30521.31" table:style-name="ce17">
            <text:p>30.521<text:s/></text:p>
          </table:table-cell>
          <table:table-cell office:value-type="float" office:value="397689.43" table:style-name="ce17">
            <text:p>397.689<text:s/></text:p>
          </table:table-cell>
          <table:table-cell office:value-type="float" office:value="12612.54" table:style-name="ce17">
            <text:p>12.613<text:s/></text:p>
          </table:table-cell>
          <table:table-cell office:value-type="float" office:value="34719054.880000003" table:style-name="ce17">
            <text:p>34.719.055<text:s/></text:p>
          </table:table-cell>
          <table:table-cell office:value-type="float" office:value="2135666901.1300001" table:style-name="ce17">
            <text:p>2.135.666.901<text:s/></text:p>
          </table:table-cell>
          <table:table-cell office:value-type="float" office:value="81711.16" table:style-name="ce17">
            <text:p>81.711<text:s/></text:p>
          </table:table-cell>
          <table:table-cell office:value-type="float" office:value="785623.02" table:style-name="ce17">
            <text:p>785.6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3597371.74000001" table:style-name="ce17">
            <text:p>153.597.372<text:s/></text:p>
          </table:table-cell>
          <table:table-cell office:value-type="float" office:value="5968530.5800000001" table:style-name="ce17">
            <text:p>5.968.531<text:s/></text:p>
          </table:table-cell>
          <table:table-cell office:value-type="float" office:value="1847745.7" table:style-name="ce17">
            <text:p>1.847.746<text:s/></text:p>
          </table:table-cell>
          <table:table-cell office:value-type="float" office:value="3965647816.1700001" table:style-name="ce17">
            <text:p>3.965.647.816<text:s/></text:p>
          </table:table-cell>
          <table:table-cell office:value-type="float" office:value="29265.27" table:style-name="ce17">
            <text:p>29.265<text:s/></text:p>
          </table:table-cell>
          <table:table-cell office:value-type="float" office:value="7214057428.46" table:style-name="ce18">
            <text:p>7.214.057.4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2165618.640000002" table:style-name="ce17">
            <text:p>12.165.619<text:s/></text:p>
          </table:table-cell>
          <table:table-cell office:value-type="float" office:value="46488260.380000003" table:style-name="ce17">
            <text:p>46.488.260<text:s/></text:p>
          </table:table-cell>
          <table:table-cell office:value-type="float" office:value="212023280.53999999" table:style-name="ce17">
            <text:p>212.023.281<text:s/></text:p>
          </table:table-cell>
          <table:table-cell office:value-type="float" office:value="15670418.919999998" table:style-name="ce17">
            <text:p>15.670.419<text:s/></text:p>
          </table:table-cell>
          <table:table-cell office:value-type="float" office:value="387644761.89999998" table:style-name="ce17">
            <text:p>387.644.762<text:s/></text:p>
          </table:table-cell>
          <table:table-cell office:value-type="float" office:value="306455895.40000004" table:style-name="ce17">
            <text:p>306.455.895<text:s/></text:p>
          </table:table-cell>
          <table:table-cell office:value-type="float" office:value="1247362348.9900002" table:style-name="ce17">
            <text:p>1.247.362.349<text:s/></text:p>
          </table:table-cell>
          <table:table-cell office:value-type="float" office:value="592315616.89999986" table:style-name="ce17">
            <text:p>592.315.617<text:s/></text:p>
          </table:table-cell>
          <table:table-cell office:value-type="float" office:value="382331547.74000001" table:style-name="ce17">
            <text:p>382.331.548<text:s/></text:p>
          </table:table-cell>
          <table:table-cell office:value-type="float" office:value="77421128.069999993" table:style-name="ce17">
            <text:p>77.421.128<text:s/></text:p>
          </table:table-cell>
          <table:table-cell office:value-type="float" office:value="3276336718.71" table:style-name="ce17">
            <text:p>3.276.336.719<text:s/></text:p>
          </table:table-cell>
          <table:table-cell office:value-type="float" office:value="119658501.94000001" table:style-name="ce17">
            <text:p>119.658.502<text:s/></text:p>
          </table:table-cell>
          <table:table-cell office:value-type="float" office:value="247116676.32000002" table:style-name="ce17">
            <text:p>247.116.676<text:s/></text:p>
          </table:table-cell>
          <table:table-cell office:value-type="float" office:value="160623715.81999999" table:style-name="ce17">
            <text:p>160.623.716<text:s/></text:p>
          </table:table-cell>
          <table:table-cell office:value-type="float" office:value="69371818.450000003" table:style-name="ce17">
            <text:p>69.371.818<text:s/></text:p>
          </table:table-cell>
          <table:table-cell office:value-type="float" office:value="300127844.51999998" table:style-name="ce17">
            <text:p>300.127.845<text:s/></text:p>
          </table:table-cell>
          <table:table-cell office:value-type="float" office:value="71329452.529999986" table:style-name="ce17">
            <text:p>71.329.453<text:s/></text:p>
          </table:table-cell>
          <table:table-cell office:value-type="float" office:value="1087706826.6700001" table:style-name="ce17">
            <text:p>1.087.706.827<text:s/></text:p>
          </table:table-cell>
          <table:table-cell office:value-type="float" office:value="4300283161.5500002" table:style-name="ce17">
            <text:p>4.300.283.162<text:s/></text:p>
          </table:table-cell>
          <table:table-cell office:value-type="float" office:value="89146572.689999998" table:style-name="ce17">
            <text:p>89.146.573<text:s/></text:p>
          </table:table-cell>
          <table:table-cell office:value-type="float" office:value="42284615.170000002" table:style-name="ce17">
            <text:p>42.284.615<text:s/></text:p>
          </table:table-cell>
          <table:table-cell office:value-type="float" office:value="14144683.979999999" table:style-name="ce17">
            <text:p>14.144.684<text:s/></text:p>
          </table:table-cell>
          <table:table-cell office:value-type="float" office:value="1268026758.77" table:style-name="ce17">
            <text:p>1.268.026.759<text:s/></text:p>
          </table:table-cell>
          <table:table-cell office:value-type="float" office:value="1007329624.8199999" table:style-name="ce17">
            <text:p>1.007.329.625<text:s/></text:p>
          </table:table-cell>
          <table:table-cell office:value-type="float" office:value="54154109.32" table:style-name="ce17">
            <text:p>54.154.109<text:s/></text:p>
          </table:table-cell>
          <table:table-cell office:value-type="float" office:value="11487177800.220001" table:style-name="ce17">
            <text:p>11.487.177.800<text:s/></text:p>
          </table:table-cell>
          <table:table-cell office:value-type="float" office:value="30162319.199999999" table:style-name="ce17">
            <text:p>30.162.319<text:s/></text:p>
          </table:table-cell>
          <table:table-cell office:value-type="float" office:value="26904860078.16" table:style-name="ce18">
            <text:p>26.904.860.0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2307901.51" table:style-name="ce17">
            <text:p>12.307.902<text:s/></text:p>
          </table:table-cell>
          <table:table-cell office:value-type="float" office:value="43655028.439999998" table:style-name="ce17">
            <text:p>43.655.028<text:s/></text:p>
          </table:table-cell>
          <table:table-cell office:value-type="float" office:value="306626763.63999999" table:style-name="ce17">
            <text:p>306.626.764<text:s/></text:p>
          </table:table-cell>
          <table:table-cell office:value-type="float" office:value="6907800.1399999997" table:style-name="ce17">
            <text:p>6.907.800<text:s/></text:p>
          </table:table-cell>
          <table:table-cell office:value-type="float" office:value="274846811.43000001" table:style-name="ce17">
            <text:p>274.846.811<text:s/></text:p>
          </table:table-cell>
          <table:table-cell office:value-type="float" office:value="277483443.12" table:style-name="ce17">
            <text:p>277.483.443<text:s/></text:p>
          </table:table-cell>
          <table:table-cell office:value-type="float" office:value="3847165082" table:style-name="ce17">
            <text:p>3.847.165.082<text:s/></text:p>
          </table:table-cell>
          <table:table-cell office:value-type="float" office:value="167602802.69999999" table:style-name="ce17">
            <text:p>167.602.803<text:s/></text:p>
          </table:table-cell>
          <table:table-cell office:value-type="float" office:value="204457784.66" table:style-name="ce17">
            <text:p>204.457.785<text:s/></text:p>
          </table:table-cell>
          <table:table-cell office:value-type="float" office:value="58484924.100000001" table:style-name="ce17">
            <text:p>58.484.924<text:s/></text:p>
          </table:table-cell>
          <table:table-cell office:value-type="float" office:value="964424582.39999998" table:style-name="ce17">
            <text:p>964.424.582<text:s/></text:p>
          </table:table-cell>
          <table:table-cell office:value-type="float" office:value="84923020.519999996" table:style-name="ce17">
            <text:p>84.923.021<text:s/></text:p>
          </table:table-cell>
          <table:table-cell office:value-type="float" office:value="121346712.34" table:style-name="ce17">
            <text:p>121.346.712<text:s/></text:p>
          </table:table-cell>
          <table:table-cell office:value-type="float" office:value="105079002.12" table:style-name="ce17">
            <text:p>105.079.002<text:s/></text:p>
          </table:table-cell>
          <table:table-cell office:value-type="float" office:value="77057993.700000003" table:style-name="ce17">
            <text:p>77.057.994<text:s/></text:p>
          </table:table-cell>
          <table:table-cell office:value-type="float" office:value="237933102.63" table:style-name="ce17">
            <text:p>237.933.103<text:s/></text:p>
          </table:table-cell>
          <table:table-cell office:value-type="float" office:value="44011544.399999999" table:style-name="ce17">
            <text:p>44.011.544<text:s/></text:p>
          </table:table-cell>
          <table:table-cell office:value-type="float" office:value="962289921.25999999" table:style-name="ce17">
            <text:p>962.289.921<text:s/></text:p>
          </table:table-cell>
          <table:table-cell office:value-type="float" office:value="3589957387.3200002" table:style-name="ce17">
            <text:p>3.589.957.387<text:s/></text:p>
          </table:table-cell>
          <table:table-cell office:value-type="float" office:value="101706148.84" table:style-name="ce17">
            <text:p>101.706.149<text:s/></text:p>
          </table:table-cell>
          <table:table-cell office:value-type="float" office:value="32588117.34" table:style-name="ce17">
            <text:p>32.588.117<text:s/></text:p>
          </table:table-cell>
          <table:table-cell office:value-type="float" office:value="8972319.3300000001" table:style-name="ce17">
            <text:p>8.972.319<text:s/></text:p>
          </table:table-cell>
          <table:table-cell office:value-type="float" office:value="1066447773.09" table:style-name="ce17">
            <text:p>1.066.447.773<text:s/></text:p>
          </table:table-cell>
          <table:table-cell office:value-type="float" office:value="537231346.67999995" table:style-name="ce17">
            <text:p>537.231.347<text:s/></text:p>
          </table:table-cell>
          <table:table-cell office:value-type="float" office:value="46449172.640000001" table:style-name="ce17">
            <text:p>46.449.173<text:s/></text:p>
          </table:table-cell>
          <table:table-cell office:value-type="float" office:value="12353711183" table:style-name="ce17">
            <text:p>12.353.711.183<text:s/></text:p>
          </table:table-cell>
          <table:table-cell office:value-type="float" office:value="21085341.73" table:style-name="ce17">
            <text:p>21.085.342<text:s/></text:p>
          </table:table-cell>
          <table:table-cell office:value-type="float" office:value="25554753011.079998" table:style-name="ce18">
            <text:p>25.554.753.0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10710516.83" table:style-name="ce17">
            <text:p>10.710.517<text:s/></text:p>
          </table:table-cell>
          <table:table-cell office:value-type="float" office:value="35378248.460000001" table:style-name="ce17">
            <text:p>35.378.248<text:s/></text:p>
          </table:table-cell>
          <table:table-cell office:value-type="float" office:value="118452319.78" table:style-name="ce17">
            <text:p>118.452.320<text:s/></text:p>
          </table:table-cell>
          <table:table-cell office:value-type="float" office:value="6538703.4000000004" table:style-name="ce17">
            <text:p>6.538.703<text:s/></text:p>
          </table:table-cell>
          <table:table-cell office:value-type="float" office:value="204401658.58000001" table:style-name="ce17">
            <text:p>204.401.659<text:s/></text:p>
          </table:table-cell>
          <table:table-cell office:value-type="float" office:value="203150278.37" table:style-name="ce17">
            <text:p>203.150.278<text:s/></text:p>
          </table:table-cell>
          <table:table-cell office:value-type="float" office:value="3169275333.5" table:style-name="ce17">
            <text:p>3.169.275.334<text:s/></text:p>
          </table:table-cell>
          <table:table-cell office:value-type="float" office:value="121586067.78" table:style-name="ce17">
            <text:p>121.586.068<text:s/></text:p>
          </table:table-cell>
          <table:table-cell office:value-type="float" office:value="170126675.81999999" table:style-name="ce17">
            <text:p>170.126.676<text:s/></text:p>
          </table:table-cell>
          <table:table-cell office:value-type="float" office:value="46395390.350000001" table:style-name="ce17">
            <text:p>46.395.390<text:s/></text:p>
          </table:table-cell>
          <table:table-cell office:value-type="float" office:value="735445574.64999998" table:style-name="ce17">
            <text:p>735.445.575<text:s/></text:p>
          </table:table-cell>
          <table:table-cell office:value-type="float" office:value="65747587.109999999" table:style-name="ce17">
            <text:p>65.747.587<text:s/></text:p>
          </table:table-cell>
          <table:table-cell office:value-type="float" office:value="97621825.120000005" table:style-name="ce17">
            <text:p>97.621.825<text:s/></text:p>
          </table:table-cell>
          <table:table-cell office:value-type="float" office:value="90214666.5" table:style-name="ce17">
            <text:p>90.214.667<text:s/></text:p>
          </table:table-cell>
          <table:table-cell office:value-type="float" office:value="68706890.439999998" table:style-name="ce17">
            <text:p>68.706.890<text:s/></text:p>
          </table:table-cell>
          <table:table-cell office:value-type="float" office:value="191509640.03999999" table:style-name="ce17">
            <text:p>191.509.640<text:s/></text:p>
          </table:table-cell>
          <table:table-cell office:value-type="float" office:value="33117117.75" table:style-name="ce17">
            <text:p>33.117.118<text:s/></text:p>
          </table:table-cell>
          <table:table-cell office:value-type="float" office:value="576594726.67999995" table:style-name="ce17">
            <text:p>576.594.727<text:s/></text:p>
          </table:table-cell>
          <table:table-cell office:value-type="float" office:value="1920531317.1900001" table:style-name="ce17">
            <text:p>1.920.531.317<text:s/></text:p>
          </table:table-cell>
          <table:table-cell office:value-type="float" office:value="57249617.859999999" table:style-name="ce17">
            <text:p>57.249.618<text:s/></text:p>
          </table:table-cell>
          <table:table-cell office:value-type="float" office:value="26256008.190000001" table:style-name="ce17">
            <text:p>26.256.008<text:s/></text:p>
          </table:table-cell>
          <table:table-cell office:value-type="float" office:value="8357896.3600000003" table:style-name="ce17">
            <text:p>8.357.896<text:s/></text:p>
          </table:table-cell>
          <table:table-cell office:value-type="float" office:value="696424764.53999996" table:style-name="ce17">
            <text:p>696.424.765<text:s/></text:p>
          </table:table-cell>
          <table:table-cell office:value-type="float" office:value="354637345.31" table:style-name="ce17">
            <text:p>354.637.345<text:s/></text:p>
          </table:table-cell>
          <table:table-cell office:value-type="float" office:value="39267860.619999997" table:style-name="ce17">
            <text:p>39.267.861<text:s/></text:p>
          </table:table-cell>
          <table:table-cell office:value-type="float" office:value="5589300966.3999996" table:style-name="ce17">
            <text:p>5.589.300.966<text:s/></text:p>
          </table:table-cell>
          <table:table-cell office:value-type="float" office:value="16276299.4" table:style-name="ce17">
            <text:p>16.276.299<text:s/></text:p>
          </table:table-cell>
          <table:table-cell office:value-type="float" office:value="14653275297.029999" table:style-name="ce18">
            <text:p>14.653.275.2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621292.17000000004" table:style-name="ce17">
            <text:p>621.292<text:s/></text:p>
          </table:table-cell>
          <table:table-cell office:value-type="float" office:value="5977504.5599999996" table:style-name="ce17">
            <text:p>5.977.505<text:s/></text:p>
          </table:table-cell>
          <table:table-cell office:value-type="float" office:value="43570861.140000001" table:style-name="ce17">
            <text:p>43.570.861<text:s/></text:p>
          </table:table-cell>
          <table:table-cell office:value-type="float" office:value="116362.87" table:style-name="ce17">
            <text:p>116.363<text:s/></text:p>
          </table:table-cell>
          <table:table-cell office:value-type="float" office:value="37522365.210000001" table:style-name="ce17">
            <text:p>37.522.365<text:s/></text:p>
          </table:table-cell>
          <table:table-cell office:value-type="float" office:value="42689770.130000003" table:style-name="ce17">
            <text:p>42.689.770<text:s/></text:p>
          </table:table-cell>
          <table:table-cell office:value-type="float" office:value="303444125.06" table:style-name="ce17">
            <text:p>303.444.125<text:s/></text:p>
          </table:table-cell>
          <table:table-cell office:value-type="float" office:value="22477077.760000002" table:style-name="ce17">
            <text:p>22.477.078<text:s/></text:p>
          </table:table-cell>
          <table:table-cell office:value-type="float" office:value="22009383.260000002" table:style-name="ce17">
            <text:p>22.009.383<text:s/></text:p>
          </table:table-cell>
          <table:table-cell office:value-type="float" office:value="8089541.3600000003" table:style-name="ce17">
            <text:p>8.089.541<text:s/></text:p>
          </table:table-cell>
          <table:table-cell office:value-type="float" office:value="127075143.52" table:style-name="ce17">
            <text:p>127.075.144<text:s/></text:p>
          </table:table-cell>
          <table:table-cell office:value-type="float" office:value="10315144.51" table:style-name="ce17">
            <text:p>10.315.145<text:s/></text:p>
          </table:table-cell>
          <table:table-cell office:value-type="float" office:value="15342689.24" table:style-name="ce17">
            <text:p>15.342.689<text:s/></text:p>
          </table:table-cell>
          <table:table-cell office:value-type="float" office:value="6180425.3300000001" table:style-name="ce17">
            <text:p>6.180.425<text:s/></text:p>
          </table:table-cell>
          <table:table-cell office:value-type="float" office:value="4963830.41" table:style-name="ce17">
            <text:p>4.963.830<text:s/></text:p>
          </table:table-cell>
          <table:table-cell office:value-type="float" office:value="27355809.129999999" table:style-name="ce17">
            <text:p>27.355.809<text:s/></text:p>
          </table:table-cell>
          <table:table-cell office:value-type="float" office:value="7895909.4199999999" table:style-name="ce17">
            <text:p>7.895.909<text:s/></text:p>
          </table:table-cell>
          <table:table-cell office:value-type="float" office:value="245942200.06999999" table:style-name="ce17">
            <text:p>245.942.200<text:s/></text:p>
          </table:table-cell>
          <table:table-cell office:value-type="float" office:value="882406551.20000005" table:style-name="ce17">
            <text:p>882.406.551<text:s/></text:p>
          </table:table-cell>
          <table:table-cell office:value-type="float" office:value="38935438.990000002" table:style-name="ce17">
            <text:p>38.935.439<text:s/></text:p>
          </table:table-cell>
          <table:table-cell office:value-type="float" office:value="4401284.1500000004" table:style-name="ce17">
            <text:p>4.401.284<text:s/></text:p>
          </table:table-cell>
          <table:table-cell office:value-type="float" office:value="135296.01" table:style-name="ce17">
            <text:p>135.296<text:s/></text:p>
          </table:table-cell>
          <table:table-cell office:value-type="float" office:value="276956635.77999997" table:style-name="ce17">
            <text:p>276.956.636<text:s/></text:p>
          </table:table-cell>
          <table:table-cell office:value-type="float" office:value="124960490.70999999" table:style-name="ce17">
            <text:p>124.960.491<text:s/></text:p>
          </table:table-cell>
          <table:table-cell office:value-type="float" office:value="3822788.46" table:style-name="ce17">
            <text:p>3.822.788<text:s/></text:p>
          </table:table-cell>
          <table:table-cell office:value-type="float" office:value="2783442160.3099999" table:style-name="ce17">
            <text:p>2.783.442.160<text:s/></text:p>
          </table:table-cell>
          <table:table-cell office:value-type="float" office:value="2607710.7799999998" table:style-name="ce17">
            <text:p>2.607.711<text:s/></text:p>
          </table:table-cell>
          <table:table-cell office:value-type="float" office:value="5049257791.54" table:style-name="ce18">
            <text:p>5.049.257.79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7305.51" table:style-name="ce17">
            <text:p>7.306<text:s/></text:p>
          </table:table-cell>
          <table:table-cell office:value-type="float" office:value="152098.22" table:style-name="ce17">
            <text:p>152.098<text:s/></text:p>
          </table:table-cell>
          <table:table-cell office:value-type="float" office:value="135229595.63999999" table:style-name="ce17">
            <text:p>135.229.596<text:s/></text:p>
          </table:table-cell>
          <table:table-cell office:value-type="float" office:value="17715.54" table:style-name="ce17">
            <text:p>17.716<text:s/></text:p>
          </table:table-cell>
          <table:table-cell office:value-type="float" office:value="17913890.77" table:style-name="ce17">
            <text:p>17.913.891<text:s/></text:p>
          </table:table-cell>
          <table:table-cell office:value-type="float" office:value="18151500.379999999" table:style-name="ce17">
            <text:p>18.151.500<text:s/></text:p>
          </table:table-cell>
          <table:table-cell office:value-type="float" office:value="92150824.760000005" table:style-name="ce17">
            <text:p>92.150.825<text:s/></text:p>
          </table:table-cell>
          <table:table-cell office:value-type="float" office:value="14953329.6" table:style-name="ce17">
            <text:p>14.953.330<text:s/></text:p>
          </table:table-cell>
          <table:table-cell office:value-type="float" office:value="4017100.84" table:style-name="ce17">
            <text:p>4.017.101<text:s/></text:p>
          </table:table-cell>
          <table:table-cell office:value-type="float" office:value="683872.69" table:style-name="ce17">
            <text:p>683.873<text:s/></text:p>
          </table:table-cell>
          <table:table-cell office:value-type="float" office:value="55791266.229999997" table:style-name="ce17">
            <text:p>55.791.266<text:s/></text:p>
          </table:table-cell>
          <table:table-cell office:value-type="float" office:value="5382871.3099999996" table:style-name="ce17">
            <text:p>5.382.871<text:s/></text:p>
          </table:table-cell>
          <table:table-cell office:value-type="float" office:value="3546196.3" table:style-name="ce17">
            <text:p>3.546.196<text:s/></text:p>
          </table:table-cell>
          <table:table-cell office:value-type="float" office:value="2922537.34" table:style-name="ce17">
            <text:p>2.922.537<text:s/></text:p>
          </table:table-cell>
          <table:table-cell office:value-type="float" office:value="474878.71999999997" table:style-name="ce17">
            <text:p>474.879<text:s/></text:p>
          </table:table-cell>
          <table:table-cell office:value-type="float" office:value="8116591.9900000002" table:style-name="ce17">
            <text:p>8.116.592<text:s/></text:p>
          </table:table-cell>
          <table:table-cell office:value-type="float" office:value="550846.35" table:style-name="ce17">
            <text:p>550.846<text:s/></text:p>
          </table:table-cell>
          <table:table-cell office:value-type="float" office:value="110346433.45" table:style-name="ce17">
            <text:p>110.346.433<text:s/></text:p>
          </table:table-cell>
          <table:table-cell office:value-type="float" office:value="670520080.99000001" table:style-name="ce17">
            <text:p>670.520.081<text:s/></text:p>
          </table:table-cell>
          <table:table-cell office:value-type="float" office:value="3208707.82" table:style-name="ce17">
            <text:p>3.208.708<text:s/></text:p>
          </table:table-cell>
          <table:table-cell office:value-type="float" office:value="131252.94" table:style-name="ce17">
            <text:p>131.253<text:s/></text:p>
          </table:table-cell>
          <table:table-cell office:value-type="float" office:value="32562.05" table:style-name="ce17">
            <text:p>32.562<text:s/></text:p>
          </table:table-cell>
          <table:table-cell office:value-type="float" office:value="53982408.670000002" table:style-name="ce17">
            <text:p>53.982.409<text:s/></text:p>
          </table:table-cell>
          <table:table-cell office:value-type="float" office:value="35731734.850000001" table:style-name="ce17">
            <text:p>35.731.735<text:s/></text:p>
          </table:table-cell>
          <table:table-cell office:value-type="float" office:value="1022426.2" table:style-name="ce17">
            <text:p>1.022.426<text:s/></text:p>
          </table:table-cell>
          <table:table-cell office:value-type="float" office:value="3357294465.3899999" table:style-name="ce17">
            <text:p>3.357.294.465<text:s/></text:p>
          </table:table-cell>
          <table:table-cell office:value-type="float" office:value="1336595.6200000001" table:style-name="ce17">
            <text:p>1.336.596<text:s/></text:p>
          </table:table-cell>
          <table:table-cell office:value-type="float" office:value="4593669090.1700001" table:style-name="ce18">
            <text:p>4.593.669.0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968787" table:style-name="ce17">
            <text:p>968.787<text:s/></text:p>
          </table:table-cell>
          <table:table-cell office:value-type="float" office:value="2147177.2000000002" table:style-name="ce17">
            <text:p>2.147.177<text:s/></text:p>
          </table:table-cell>
          <table:table-cell office:value-type="float" office:value="9373987.0800000001" table:style-name="ce17">
            <text:p>9.373.987<text:s/></text:p>
          </table:table-cell>
          <table:table-cell office:value-type="float" office:value="235018.33000000002" table:style-name="ce17">
            <text:p>235.018<text:s/></text:p>
          </table:table-cell>
          <table:table-cell office:value-type="float" office:value="15008896.869999999" table:style-name="ce17">
            <text:p>15.008.897<text:s/></text:p>
          </table:table-cell>
          <table:table-cell office:value-type="float" office:value="13491894.24" table:style-name="ce17">
            <text:p>13.491.894<text:s/></text:p>
          </table:table-cell>
          <table:table-cell office:value-type="float" office:value="282294798.67999995" table:style-name="ce17">
            <text:p>282.294.799<text:s/></text:p>
          </table:table-cell>
          <table:table-cell office:value-type="float" office:value="8586327.5600000005" table:style-name="ce17">
            <text:p>8.586.328<text:s/></text:p>
          </table:table-cell>
          <table:table-cell office:value-type="float" office:value="8304624.7400000002" table:style-name="ce17">
            <text:p>8.304.625<text:s/></text:p>
          </table:table-cell>
          <table:table-cell office:value-type="float" office:value="3316119.7" table:style-name="ce17">
            <text:p>3.316.120<text:s/></text:p>
          </table:table-cell>
          <table:table-cell office:value-type="float" office:value="46112598" table:style-name="ce17">
            <text:p>46.112.598<text:s/></text:p>
          </table:table-cell>
          <table:table-cell office:value-type="float" office:value="3477417.59" table:style-name="ce17">
            <text:p>3.477.418<text:s/></text:p>
          </table:table-cell>
          <table:table-cell office:value-type="float" office:value="4836001.68" table:style-name="ce17">
            <text:p>4.836.002<text:s/></text:p>
          </table:table-cell>
          <table:table-cell office:value-type="float" office:value="5761372.9500000002" table:style-name="ce17">
            <text:p>5.761.373<text:s/></text:p>
          </table:table-cell>
          <table:table-cell office:value-type="float" office:value="2912394.13" table:style-name="ce17">
            <text:p>2.912.394<text:s/></text:p>
          </table:table-cell>
          <table:table-cell office:value-type="float" office:value="10951061.470000001" table:style-name="ce17">
            <text:p>10.951.061<text:s/></text:p>
          </table:table-cell>
          <table:table-cell office:value-type="float" office:value="2447670.88" table:style-name="ce17">
            <text:p>2.447.671<text:s/></text:p>
          </table:table-cell>
          <table:table-cell office:value-type="float" office:value="29406561.060000002" table:style-name="ce17">
            <text:p>29.406.561<text:s/></text:p>
          </table:table-cell>
          <table:table-cell office:value-type="float" office:value="116499437.94" table:style-name="ce17">
            <text:p>116.499.438<text:s/></text:p>
          </table:table-cell>
          <table:table-cell office:value-type="float" office:value="2312384.17" table:style-name="ce17">
            <text:p>2.312.384<text:s/></text:p>
          </table:table-cell>
          <table:table-cell office:value-type="float" office:value="1799572.06" table:style-name="ce17">
            <text:p>1.799.572<text:s/></text:p>
          </table:table-cell>
          <table:table-cell office:value-type="float" office:value="446564.91000000003" table:style-name="ce17">
            <text:p>446.565<text:s/></text:p>
          </table:table-cell>
          <table:table-cell office:value-type="float" office:value="39083964.100000001" table:style-name="ce17">
            <text:p>39.083.964<text:s/></text:p>
          </table:table-cell>
          <table:table-cell office:value-type="float" office:value="21901775.809999999" table:style-name="ce17">
            <text:p>21.901.776<text:s/></text:p>
          </table:table-cell>
          <table:table-cell office:value-type="float" office:value="2336097.3600000003" table:style-name="ce17">
            <text:p>2.336.097<text:s/></text:p>
          </table:table-cell>
          <table:table-cell office:value-type="float" office:value="623673590.89999998" table:style-name="ce17">
            <text:p>623.673.591<text:s/></text:p>
          </table:table-cell>
          <table:table-cell office:value-type="float" office:value="864735.92999999993" table:style-name="ce17">
            <text:p>864.736<text:s/></text:p>
          </table:table-cell>
          <table:table-cell office:value-type="float" office:value="1258550832.3399999" table:style-name="ce18">
            <text:p>1.258.550.83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22735.46000000002" table:style-name="ce17">
            <text:p>322.735<text:s/></text:p>
          </table:table-cell>
          <table:table-cell office:value-type="float" office:value="676416.86" table:style-name="ce17">
            <text:p>676.417<text:s/></text:p>
          </table:table-cell>
          <table:table-cell office:value-type="float" office:value="5090788.03" table:style-name="ce17">
            <text:p>5.090.788<text:s/></text:p>
          </table:table-cell>
          <table:table-cell office:value-type="float" office:value="237091.98" table:style-name="ce17">
            <text:p>237.092<text:s/></text:p>
          </table:table-cell>
          <table:table-cell office:value-type="float" office:value="5079239.07" table:style-name="ce17">
            <text:p>5.079.239<text:s/></text:p>
          </table:table-cell>
          <table:table-cell office:value-type="float" office:value="3912756.6" table:style-name="ce17">
            <text:p>3.912.757<text:s/></text:p>
          </table:table-cell>
          <table:table-cell office:value-type="float" office:value="484134607.11000001" table:style-name="ce17">
            <text:p>484.134.607<text:s/></text:p>
          </table:table-cell>
          <table:table-cell office:value-type="float" office:value="14691936.560000001" table:style-name="ce17">
            <text:p>14.691.937<text:s/></text:p>
          </table:table-cell>
          <table:table-cell office:value-type="float" office:value="11199143.6" table:style-name="ce17">
            <text:p>11.199.144<text:s/></text:p>
          </table:table-cell>
          <table:table-cell office:value-type="float" office:value="455509.55" table:style-name="ce17">
            <text:p>455.510<text:s/></text:p>
          </table:table-cell>
          <table:table-cell office:value-type="float" office:value="97098200.079999998" table:style-name="ce17">
            <text:p>97.098.200<text:s/></text:p>
          </table:table-cell>
          <table:table-cell office:value-type="float" office:value="6693219.8399999999" table:style-name="ce17">
            <text:p>6.693.220<text:s/></text:p>
          </table:table-cell>
          <table:table-cell office:value-type="float" office:value="13477055.17" table:style-name="ce17">
            <text:p>13.477.055<text:s/></text:p>
          </table:table-cell>
          <table:table-cell office:value-type="float" office:value="23906423.210000001" table:style-name="ce17">
            <text:p>23.906.423<text:s/></text:p>
          </table:table-cell>
          <table:table-cell office:value-type="float" office:value="1735354.02" table:style-name="ce17">
            <text:p>1.735.354<text:s/></text:p>
          </table:table-cell>
          <table:table-cell office:value-type="float" office:value="9270711.8499999996" table:style-name="ce17">
            <text:p>9.270.712<text:s/></text:p>
          </table:table-cell>
          <table:table-cell office:value-type="float" office:value="245796.66" table:style-name="ce17">
            <text:p>245.797<text:s/></text:p>
          </table:table-cell>
          <table:table-cell office:value-type="float" office:value="76992139.980000004" table:style-name="ce17">
            <text:p>76.992.140<text:s/></text:p>
          </table:table-cell>
          <table:table-cell office:value-type="float" office:value="156654066.38" table:style-name="ce17">
            <text:p>156.654.066<text:s/></text:p>
          </table:table-cell>
          <table:table-cell office:value-type="float" office:value="1099928.47" table:style-name="ce17">
            <text:p>1.099.928<text:s/></text:p>
          </table:table-cell>
          <table:table-cell office:value-type="float" office:value="7023381.4100000001" table:style-name="ce17">
            <text:p>7.023.381<text:s/></text:p>
          </table:table-cell>
          <table:table-cell office:value-type="float" office:value="33138.47" table:style-name="ce17">
            <text:p>33.138<text:s/></text:p>
          </table:table-cell>
          <table:table-cell office:value-type="float" office:value="92869224.870000005" table:style-name="ce17">
            <text:p>92.869.225<text:s/></text:p>
          </table:table-cell>
          <table:table-cell office:value-type="float" office:value="26275562.440000001" table:style-name="ce17">
            <text:p>26.275.562<text:s/></text:p>
          </table:table-cell>
          <table:table-cell office:value-type="float" office:value="3447422.47" table:style-name="ce17">
            <text:p>3.447.422<text:s/></text:p>
          </table:table-cell>
          <table:table-cell office:value-type="float" office:value="2142028004.1600001" table:style-name="ce17">
            <text:p>2.142.028.004<text:s/></text:p>
          </table:table-cell>
          <table:table-cell office:value-type="float" office:value="259128.21" table:style-name="ce17">
            <text:p>259.128<text:s/></text:p>
          </table:table-cell>
          <table:table-cell office:value-type="float" office:value="3184908982.5100002" table:style-name="ce18">
            <text:p>3.184.908.98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6087.37" table:style-name="ce17">
            <text:p>26.087<text:s/></text:p>
          </table:table-cell>
          <table:table-cell office:value-type="float" office:value="119206.26" table:style-name="ce17">
            <text:p>119.206<text:s/></text:p>
          </table:table-cell>
          <table:table-cell office:value-type="float" office:value="80955.460000000006" table:style-name="ce17">
            <text:p>80.955<text:s/></text:p>
          </table:table-cell>
          <table:table-cell office:value-type="float" office:value="13656.16" table:style-name="ce17">
            <text:p>13.656<text:s/></text:p>
          </table:table-cell>
          <table:table-cell office:value-type="float" office:value="917842.81" table:style-name="ce17">
            <text:p>917.843<text:s/></text:p>
          </table:table-cell>
          <table:table-cell office:value-type="float" office:value="104326.11" table:style-name="ce17">
            <text:p>104.326<text:s/></text:p>
          </table:table-cell>
          <table:table-cell office:value-type="float" office:value="249993.81" table:style-name="ce17">
            <text:p>249.994<text:s/></text:p>
          </table:table-cell>
          <table:table-cell office:value-type="float" office:value="130584.32000000001" table:style-name="ce17">
            <text:p>130.584<text:s/></text:p>
          </table:table-cell>
          <table:table-cell office:value-type="float" office:value="3774895.17" table:style-name="ce17">
            <text:p>3.774.895<text:s/></text:p>
          </table:table-cell>
          <table:table-cell office:value-type="float" office:value="163989.62" table:style-name="ce17">
            <text:p>163.990<text:s/></text:p>
          </table:table-cell>
          <table:table-cell office:value-type="float" office:value="2291982.71" table:style-name="ce17">
            <text:p>2.291.983<text:s/></text:p>
          </table:table-cell>
          <table:table-cell office:value-type="float" office:value="7004505.2599999998" table:style-name="ce17">
            <text:p>7.004.505<text:s/></text:p>
          </table:table-cell>
          <table:table-cell office:value-type="float" office:value="4806776.46" table:style-name="ce17">
            <text:p>4.806.776<text:s/></text:p>
          </table:table-cell>
          <table:table-cell office:value-type="float" office:value="725839.62" table:style-name="ce17">
            <text:p>725.840<text:s/></text:p>
          </table:table-cell>
          <table:table-cell office:value-type="float" office:value="157347.17000000001" table:style-name="ce17">
            <text:p>157.347<text:s/></text:p>
          </table:table-cell>
          <table:table-cell office:value-type="float" office:value="195318.21" table:style-name="ce17">
            <text:p>195.318<text:s/></text:p>
          </table:table-cell>
          <table:table-cell office:value-type="float" office:value="746461.42" table:style-name="ce17">
            <text:p>746.461<text:s/></text:p>
          </table:table-cell>
          <table:table-cell office:value-type="float" office:value="2176917.98" table:style-name="ce17">
            <text:p>2.176.918<text:s/></text:p>
          </table:table-cell>
          <table:table-cell office:value-type="float" office:value="359824.87" table:style-name="ce17">
            <text:p>359.825<text:s/></text:p>
          </table:table-cell>
          <table:table-cell office:value-type="float" office:value="63042.62" table:style-name="ce17">
            <text:p>63.043<text:s/></text:p>
          </table:table-cell>
          <table:table-cell office:value-type="float" office:value="136709.03" table:style-name="ce17">
            <text:p>136.709<text:s/></text:p>
          </table:table-cell>
          <table:table-cell office:value-type="float" office:value="53110.59" table:style-name="ce17">
            <text:p>53.111<text:s/></text:p>
          </table:table-cell>
          <table:table-cell office:value-type="float" office:value="2533289.2799999998" table:style-name="ce17">
            <text:p>2.533.289<text:s/></text:p>
          </table:table-cell>
          <table:table-cell office:value-type="float" office:value="513219.31" table:style-name="ce17">
            <text:p>513.219<text:s/></text:p>
          </table:table-cell>
          <table:table-cell office:value-type="float" office:value="75827.94" table:style-name="ce17">
            <text:p>75.828<text:s/></text:p>
          </table:table-cell>
          <table:table-cell office:value-type="float" office:value="4203077.42" table:style-name="ce17">
            <text:p>4.203.077<text:s/></text:p>
          </table:table-cell>
          <table:table-cell office:value-type="float" office:value="645553.25" table:style-name="ce17">
            <text:p>645.553<text:s/></text:p>
          </table:table-cell>
          <table:table-cell office:value-type="float" office:value="32270340.230000012" table:style-name="ce18">
            <text:p>32.270.3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3824969.130000001" table:style-name="ce17">
            <text:p>13.824.969<text:s/></text:p>
          </table:table-cell>
          <table:table-cell office:value-type="float" office:value="70424061.700000003" table:style-name="ce17">
            <text:p>70.424.062<text:s/></text:p>
          </table:table-cell>
          <table:table-cell office:value-type="float" office:value="341331336.43000001" table:style-name="ce17">
            <text:p>341.331.336<text:s/></text:p>
          </table:table-cell>
          <table:table-cell office:value-type="float" office:value="9356692.4700000007" table:style-name="ce17">
            <text:p>9.356.692<text:s/></text:p>
          </table:table-cell>
          <table:table-cell office:value-type="float" office:value="481064219.23000002" table:style-name="ce17">
            <text:p>481.064.219<text:s/></text:p>
          </table:table-cell>
          <table:table-cell office:value-type="float" office:value="441209704.47000003" table:style-name="ce17">
            <text:p>441.209.704<text:s/></text:p>
          </table:table-cell>
          <table:table-cell office:value-type="float" office:value="618297881" table:style-name="ce17">
            <text:p>618.297.881<text:s/></text:p>
          </table:table-cell>
          <table:table-cell office:value-type="float" office:value="414941309.49000001" table:style-name="ce17">
            <text:p>414.941.309<text:s/></text:p>
          </table:table-cell>
          <table:table-cell office:value-type="float" office:value="275493692.81" table:style-name="ce17">
            <text:p>275.493.693<text:s/></text:p>
          </table:table-cell>
          <table:table-cell office:value-type="float" office:value="272533319.67000002" table:style-name="ce17">
            <text:p>272.533.320<text:s/></text:p>
          </table:table-cell>
          <table:table-cell office:value-type="float" office:value="1134542981.8900001" table:style-name="ce17">
            <text:p>1.134.542.982<text:s/></text:p>
          </table:table-cell>
          <table:table-cell office:value-type="float" office:value="105093144.40000001" table:style-name="ce17">
            <text:p>105.093.144<text:s/></text:p>
          </table:table-cell>
          <table:table-cell office:value-type="float" office:value="177535802.16999999" table:style-name="ce17">
            <text:p>177.535.802<text:s/></text:p>
          </table:table-cell>
          <table:table-cell office:value-type="float" office:value="196589649.90000001" table:style-name="ce17">
            <text:p>196.589.650<text:s/></text:p>
          </table:table-cell>
          <table:table-cell office:value-type="float" office:value="87714728.609999999" table:style-name="ce17">
            <text:p>87.714.729<text:s/></text:p>
          </table:table-cell>
          <table:table-cell office:value-type="float" office:value="511124865.82999998" table:style-name="ce17">
            <text:p>511.124.866<text:s/></text:p>
          </table:table-cell>
          <table:table-cell office:value-type="float" office:value="58459140.009999998" table:style-name="ce17">
            <text:p>58.459.140<text:s/></text:p>
          </table:table-cell>
          <table:table-cell office:value-type="float" office:value="1360753191.04" table:style-name="ce17">
            <text:p>1.360.753.191<text:s/></text:p>
          </table:table-cell>
          <table:table-cell office:value-type="float" office:value="4337587744.3699999" table:style-name="ce17">
            <text:p>4.337.587.744<text:s/></text:p>
          </table:table-cell>
          <table:table-cell office:value-type="float" office:value="88309327.709999993" table:style-name="ce17">
            <text:p>88.309.328<text:s/></text:p>
          </table:table-cell>
          <table:table-cell office:value-type="float" office:value="40771759.82" table:style-name="ce17">
            <text:p>40.771.760<text:s/></text:p>
          </table:table-cell>
          <table:table-cell office:value-type="float" office:value="11782774.74" table:style-name="ce17">
            <text:p>11.782.775<text:s/></text:p>
          </table:table-cell>
          <table:table-cell office:value-type="float" office:value="1203467860.95" table:style-name="ce17">
            <text:p>1.203.467.861<text:s/></text:p>
          </table:table-cell>
          <table:table-cell office:value-type="float" office:value="1205210019.1400001" table:style-name="ce17">
            <text:p>1.205.210.019<text:s/></text:p>
          </table:table-cell>
          <table:table-cell office:value-type="float" office:value="49465801.520000003" table:style-name="ce17">
            <text:p>49.465.802<text:s/></text:p>
          </table:table-cell>
          <table:table-cell office:value-type="float" office:value="9966463613.7299995" table:style-name="ce17">
            <text:p>9.966.463.614<text:s/></text:p>
          </table:table-cell>
          <table:table-cell office:value-type="float" office:value="33035061.760000002" table:style-name="ce17">
            <text:p>33.035.062<text:s/></text:p>
          </table:table-cell>
          <table:table-cell office:value-type="float" office:value="23506384653.989994" table:style-name="ce18">
            <text:p>23.506.384.6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4550.82" table:style-name="ce17">
            <text:p>14.551<text:s/></text:p>
          </table:table-cell>
          <table:table-cell office:value-type="float" office:value="99338.5" table:style-name="ce17">
            <text:p>99.339<text:s/></text:p>
          </table:table-cell>
          <table:table-cell office:value-type="float" office:value="527650.74" table:style-name="ce17">
            <text:p>527.651<text:s/></text:p>
          </table:table-cell>
          <table:table-cell office:value-type="float" office:value="22732.400000000001" table:style-name="ce17">
            <text:p>22.732<text:s/></text:p>
          </table:table-cell>
          <table:table-cell office:value-type="float" office:value="5342397.05" table:style-name="ce17">
            <text:p>5.342.397<text:s/></text:p>
          </table:table-cell>
          <table:table-cell office:value-type="float" office:value="31456537.719999999" table:style-name="ce17">
            <text:p>31.456.538<text:s/></text:p>
          </table:table-cell>
          <table:table-cell office:value-type="float" office:value="44026937.920000002" table:style-name="ce17">
            <text:p>44.026.938<text:s/></text:p>
          </table:table-cell>
          <table:table-cell office:value-type="float" office:value="6906285.3799999999" table:style-name="ce17">
            <text:p>6.906.285<text:s/></text:p>
          </table:table-cell>
          <table:table-cell office:value-type="float" office:value="477117.04" table:style-name="ce17">
            <text:p>477.117<text:s/></text:p>
          </table:table-cell>
          <table:table-cell office:value-type="float" office:value="35582.43" table:style-name="ce17">
            <text:p>35.582<text:s/></text:p>
          </table:table-cell>
          <table:table-cell office:value-type="float" office:value="36396558.359999999" table:style-name="ce17">
            <text:p>36.396.558<text:s/></text:p>
          </table:table-cell>
          <table:table-cell office:value-type="float" office:value="13680.63" table:style-name="ce17">
            <text:p>13.681<text:s/></text:p>
          </table:table-cell>
          <table:table-cell office:value-type="float" office:value="255718.93" table:style-name="ce17">
            <text:p>255.719<text:s/></text:p>
          </table:table-cell>
          <table:table-cell office:value-type="float" office:value="16562404.970000001" table:style-name="ce17">
            <text:p>16.562.405<text:s/></text:p>
          </table:table-cell>
          <table:table-cell office:value-type="float" office:value="19278.21" table:style-name="ce17">
            <text:p>19.278<text:s/></text:p>
          </table:table-cell>
          <table:table-cell office:value-type="float" office:value="9080822" table:style-name="ce17">
            <text:p>9.080.822<text:s/></text:p>
          </table:table-cell>
          <table:table-cell office:value-type="float" office:value="39557.51" table:style-name="ce17">
            <text:p>39.558<text:s/></text:p>
          </table:table-cell>
          <table:table-cell office:value-type="float" office:value="14645795.369999999" table:style-name="ce17">
            <text:p>14.645.795<text:s/></text:p>
          </table:table-cell>
          <table:table-cell office:value-type="float" office:value="130922676.45999999" table:style-name="ce17">
            <text:p>130.922.676<text:s/></text:p>
          </table:table-cell>
          <table:table-cell office:value-type="float" office:value="99175.1" table:style-name="ce17">
            <text:p>99.175<text:s/></text:p>
          </table:table-cell>
          <table:table-cell office:value-type="float" office:value="226923.15" table:style-name="ce17">
            <text:p>226.923<text:s/></text:p>
          </table:table-cell>
          <table:table-cell office:value-type="float" office:value="3283.61" table:style-name="ce17">
            <text:p>3.284<text:s/></text:p>
          </table:table-cell>
          <table:table-cell office:value-type="float" office:value="43996233.340000004" table:style-name="ce17">
            <text:p>43.996.233<text:s/></text:p>
          </table:table-cell>
          <table:table-cell office:value-type="float" office:value="1571818.04" table:style-name="ce17">
            <text:p>1.571.818<text:s/></text:p>
          </table:table-cell>
          <table:table-cell office:value-type="float" office:value="2209359.34" table:style-name="ce17">
            <text:p>2.209.359<text:s/></text:p>
          </table:table-cell>
          <table:table-cell office:value-type="float" office:value="937261161.28999996" table:style-name="ce17">
            <text:p>937.261.161<text:s/></text:p>
          </table:table-cell>
          <table:table-cell office:value-type="float" office:value="22920.79" table:style-name="ce17">
            <text:p>22.921<text:s/></text:p>
          </table:table-cell>
          <table:table-cell office:value-type="float" office:value="1282236497.0999999" table:style-name="ce18">
            <text:p>1.282.236.4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3810418.310000001" table:style-name="ce17">
            <text:p>13.810.418<text:s/></text:p>
          </table:table-cell>
          <table:table-cell office:value-type="float" office:value="70324723.200000003" table:style-name="ce17">
            <text:p>70.324.723<text:s/></text:p>
          </table:table-cell>
          <table:table-cell office:value-type="float" office:value="340803685.69" table:style-name="ce17">
            <text:p>340.803.686<text:s/></text:p>
          </table:table-cell>
          <table:table-cell office:value-type="float" office:value="9333960.0700000003" table:style-name="ce17">
            <text:p>9.333.960<text:s/></text:p>
          </table:table-cell>
          <table:table-cell office:value-type="float" office:value="475721822.18000001" table:style-name="ce17">
            <text:p>475.721.822<text:s/></text:p>
          </table:table-cell>
          <table:table-cell office:value-type="float" office:value="409753166.75" table:style-name="ce17">
            <text:p>409.753.167<text:s/></text:p>
          </table:table-cell>
          <table:table-cell office:value-type="float" office:value="574270943.08000004" table:style-name="ce17">
            <text:p>574.270.943<text:s/></text:p>
          </table:table-cell>
          <table:table-cell office:value-type="float" office:value="408035024.11000001" table:style-name="ce17">
            <text:p>408.035.024<text:s/></text:p>
          </table:table-cell>
          <table:table-cell office:value-type="float" office:value="275016575.77000004" table:style-name="ce17">
            <text:p>275.016.576<text:s/></text:p>
          </table:table-cell>
          <table:table-cell office:value-type="float" office:value="272497737.24000001" table:style-name="ce17">
            <text:p>272.497.737<text:s/></text:p>
          </table:table-cell>
          <table:table-cell office:value-type="float" office:value="1098146423.53" table:style-name="ce17">
            <text:p>1.098.146.424<text:s/></text:p>
          </table:table-cell>
          <table:table-cell office:value-type="float" office:value="105079463.77" table:style-name="ce17">
            <text:p>105.079.464<text:s/></text:p>
          </table:table-cell>
          <table:table-cell office:value-type="float" office:value="177280083.24000001" table:style-name="ce17">
            <text:p>177.280.083<text:s/></text:p>
          </table:table-cell>
          <table:table-cell office:value-type="float" office:value="180027244.93000004" table:style-name="ce17">
            <text:p>180.027.245<text:s/></text:p>
          </table:table-cell>
          <table:table-cell office:value-type="float" office:value="87695450.399999991" table:style-name="ce17">
            <text:p>87.695.450<text:s/></text:p>
          </table:table-cell>
          <table:table-cell office:value-type="float" office:value="502044043.82999992" table:style-name="ce17">
            <text:p>502.044.044<text:s/></text:p>
          </table:table-cell>
          <table:table-cell office:value-type="float" office:value="58419582.5" table:style-name="ce17">
            <text:p>58.419.583<text:s/></text:p>
          </table:table-cell>
          <table:table-cell office:value-type="float" office:value="1346107395.6699998" table:style-name="ce17">
            <text:p>1.346.107.396<text:s/></text:p>
          </table:table-cell>
          <table:table-cell office:value-type="float" office:value="4206665067.9099998" table:style-name="ce17">
            <text:p>4.206.665.068<text:s/></text:p>
          </table:table-cell>
          <table:table-cell office:value-type="float" office:value="88210152.609999999" table:style-name="ce17">
            <text:p>88.210.153<text:s/></text:p>
          </table:table-cell>
          <table:table-cell office:value-type="float" office:value="40544836.669999994" table:style-name="ce17">
            <text:p>40.544.837<text:s/></text:p>
          </table:table-cell>
          <table:table-cell office:value-type="float" office:value="11779491.129999999" table:style-name="ce17">
            <text:p>11.779.491<text:s/></text:p>
          </table:table-cell>
          <table:table-cell office:value-type="float" office:value="1159471627.6100001" table:style-name="ce17">
            <text:p>1.159.471.628<text:s/></text:p>
          </table:table-cell>
          <table:table-cell office:value-type="float" office:value="1203638201.0999999" table:style-name="ce17">
            <text:p>1.203.638.201<text:s/></text:p>
          </table:table-cell>
          <table:table-cell office:value-type="float" office:value="47256442.180000007" table:style-name="ce17">
            <text:p>47.256.442<text:s/></text:p>
          </table:table-cell>
          <table:table-cell office:value-type="float" office:value="9029202452.4400005" table:style-name="ce17">
            <text:p>9.029.202.452<text:s/></text:p>
          </table:table-cell>
          <table:table-cell office:value-type="float" office:value="33012140.969999999" table:style-name="ce17">
            <text:p>33.012.141<text:s/></text:p>
          </table:table-cell>
          <table:table-cell office:value-type="float" office:value="22224148156.890003" table:style-name="ce18">
            <text:p>22.224.148.1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7807332.2800000003" table:style-name="ce17">
            <text:p>7.807.332<text:s/></text:p>
          </table:table-cell>
          <table:table-cell office:value-type="float" office:value="23642031.690000001" table:style-name="ce17">
            <text:p>23.642.032<text:s/></text:p>
          </table:table-cell>
          <table:table-cell office:value-type="float" office:value="104387659.15000001" table:style-name="ce17">
            <text:p>104.387.659<text:s/></text:p>
          </table:table-cell>
          <table:table-cell office:value-type="float" office:value="7776301.1900000004" table:style-name="ce17">
            <text:p>7.776.301<text:s/></text:p>
          </table:table-cell>
          <table:table-cell office:value-type="float" office:value="158609102.22999999" table:style-name="ce17">
            <text:p>158.609.102<text:s/></text:p>
          </table:table-cell>
          <table:table-cell office:value-type="float" office:value="123467263.39" table:style-name="ce17">
            <text:p>123.467.263<text:s/></text:p>
          </table:table-cell>
          <table:table-cell office:value-type="float" office:value="554295908.12" table:style-name="ce17">
            <text:p>554.295.908<text:s/></text:p>
          </table:table-cell>
          <table:table-cell office:value-type="float" office:value="117968642.11" table:style-name="ce17">
            <text:p>117.968.642<text:s/></text:p>
          </table:table-cell>
          <table:table-cell office:value-type="float" office:value="104031778.11" table:style-name="ce17">
            <text:p>104.031.778<text:s/></text:p>
          </table:table-cell>
          <table:table-cell office:value-type="float" office:value="66696743.630000003" table:style-name="ce17">
            <text:p>66.696.744<text:s/></text:p>
          </table:table-cell>
          <table:table-cell office:value-type="float" office:value="368767851.98000002" table:style-name="ce17">
            <text:p>368.767.852<text:s/></text:p>
          </table:table-cell>
          <table:table-cell office:value-type="float" office:value="41962068.75" table:style-name="ce17">
            <text:p>41.962.069<text:s/></text:p>
          </table:table-cell>
          <table:table-cell office:value-type="float" office:value="74879082.930000007" table:style-name="ce17">
            <text:p>74.879.083<text:s/></text:p>
          </table:table-cell>
          <table:table-cell office:value-type="float" office:value="64598223.090000004" table:style-name="ce17">
            <text:p>64.598.223<text:s/></text:p>
          </table:table-cell>
          <table:table-cell office:value-type="float" office:value="33328458.739999998" table:style-name="ce17">
            <text:p>33.328.459<text:s/></text:p>
          </table:table-cell>
          <table:table-cell office:value-type="float" office:value="150024048.19" table:style-name="ce17">
            <text:p>150.024.048<text:s/></text:p>
          </table:table-cell>
          <table:table-cell office:value-type="float" office:value="26789116.859999999" table:style-name="ce17">
            <text:p>26.789.117<text:s/></text:p>
          </table:table-cell>
          <table:table-cell office:value-type="float" office:value="358496172.80000001" table:style-name="ce17">
            <text:p>358.496.173<text:s/></text:p>
          </table:table-cell>
          <table:table-cell office:value-type="float" office:value="1067098408.6" table:style-name="ce17">
            <text:p>1.067.098.409<text:s/></text:p>
          </table:table-cell>
          <table:table-cell office:value-type="float" office:value="28946651.239999998" table:style-name="ce17">
            <text:p>28.946.651<text:s/></text:p>
          </table:table-cell>
          <table:table-cell office:value-type="float" office:value="19504810.239999998" table:style-name="ce17">
            <text:p>19.504.810<text:s/></text:p>
          </table:table-cell>
          <table:table-cell office:value-type="float" office:value="7451243.2599999998" table:style-name="ce17">
            <text:p>7.451.243<text:s/></text:p>
          </table:table-cell>
          <table:table-cell office:value-type="float" office:value="375231616.12" table:style-name="ce17">
            <text:p>375.231.616<text:s/></text:p>
          </table:table-cell>
          <table:table-cell office:value-type="float" office:value="313421374.93000001" table:style-name="ce17">
            <text:p>313.421.375<text:s/></text:p>
          </table:table-cell>
          <table:table-cell office:value-type="float" office:value="21668404.23" table:style-name="ce17">
            <text:p>21.668.404<text:s/></text:p>
          </table:table-cell>
          <table:table-cell office:value-type="float" office:value="2528131435.3800001" table:style-name="ce17">
            <text:p>2.528.131.435<text:s/></text:p>
          </table:table-cell>
          <table:table-cell office:value-type="float" office:value="16303923.76" table:style-name="ce17">
            <text:p>16.303.924<text:s/></text:p>
          </table:table-cell>
          <table:table-cell office:value-type="float" office:value="6765285653" table:style-name="ce18">
            <text:p>6.765.285.6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285.14" table:style-name="ce17">
            <text:p>2.285<text:s/></text:p>
          </table:table-cell>
          <table:table-cell office:value-type="float" office:value="16743.5" table:style-name="ce17">
            <text:p>16.744<text:s/></text:p>
          </table:table-cell>
          <table:table-cell office:value-type="float" office:value="85681.44" table:style-name="ce17">
            <text:p>85.681<text:s/></text:p>
          </table:table-cell>
          <table:table-cell office:value-type="float" office:value="3694.01" table:style-name="ce17">
            <text:p>3.694<text:s/></text:p>
          </table:table-cell>
          <table:table-cell office:value-type="float" office:value="861786.14" table:style-name="ce17">
            <text:p>861.786<text:s/></text:p>
          </table:table-cell>
          <table:table-cell office:value-type="float" office:value="5114464.47" table:style-name="ce17">
            <text:p>5.114.464<text:s/></text:p>
          </table:table-cell>
          <table:table-cell office:value-type="float" office:value="7410639.4000000004" table:style-name="ce17">
            <text:p>7.410.639<text:s/></text:p>
          </table:table-cell>
          <table:table-cell office:value-type="float" office:value="1268947.3799999999" table:style-name="ce17">
            <text:p>1.268.947<text:s/></text:p>
          </table:table-cell>
          <table:table-cell office:value-type="float" office:value="74812.740000000005" table:style-name="ce17">
            <text:p>74.813<text:s/></text:p>
          </table:table-cell>
          <table:table-cell office:value-type="float" office:value="5706.69" table:style-name="ce17">
            <text:p>5.707<text:s/></text:p>
          </table:table-cell>
          <table:table-cell office:value-type="float" office:value="5933689.0199999996" table:style-name="ce17">
            <text:p>5.933.689<text:s/></text:p>
          </table:table-cell>
          <table:table-cell office:value-type="float" office:value="2596.1799999999998" table:style-name="ce17">
            <text:p>2.596<text:s/></text:p>
          </table:table-cell>
          <table:table-cell office:value-type="float" office:value="38353.269999999997" table:style-name="ce17">
            <text:p>38.353<text:s/></text:p>
          </table:table-cell>
          <table:table-cell office:value-type="float" office:value="2692167.6800000002" table:style-name="ce17">
            <text:p>2.692.168<text:s/></text:p>
          </table:table-cell>
          <table:table-cell office:value-type="float" office:value="3843.06" table:style-name="ce17">
            <text:p>3.843<text:s/></text:p>
          </table:table-cell>
          <table:table-cell office:value-type="float" office:value="1485833.91" table:style-name="ce17">
            <text:p>1.485.834<text:s/></text:p>
          </table:table-cell>
          <table:table-cell office:value-type="float" office:value="7325.6" table:style-name="ce17">
            <text:p>7.326<text:s/></text:p>
          </table:table-cell>
          <table:table-cell office:value-type="float" office:value="2382014.4500000002" table:style-name="ce17">
            <text:p>2.382.014<text:s/></text:p>
          </table:table-cell>
          <table:table-cell office:value-type="float" office:value="19848061.989999998" table:style-name="ce17">
            <text:p>19.848.062<text:s/></text:p>
          </table:table-cell>
          <table:table-cell office:value-type="float" office:value="16197.53" table:style-name="ce17">
            <text:p>16.198<text:s/></text:p>
          </table:table-cell>
          <table:table-cell office:value-type="float" office:value="33186.97" table:style-name="ce17">
            <text:p>33.187<text:s/></text:p>
          </table:table-cell>
          <table:table-cell office:value-type="float" office:value="484.44" table:style-name="ce17">
            <text:p>484<text:s/></text:p>
          </table:table-cell>
          <table:table-cell office:value-type="float" office:value="4898426.8899999997" table:style-name="ce17">
            <text:p>4.898.427<text:s/></text:p>
          </table:table-cell>
          <table:table-cell office:value-type="float" office:value="262749.14" table:style-name="ce17">
            <text:p>262.749<text:s/></text:p>
          </table:table-cell>
          <table:table-cell office:value-type="float" office:value="372250.37" table:style-name="ce17">
            <text:p>372.250<text:s/></text:p>
          </table:table-cell>
          <table:table-cell office:value-type="float" office:value="216936077.38999999" table:style-name="ce17">
            <text:p>216.936.077<text:s/></text:p>
          </table:table-cell>
          <table:table-cell office:value-type="float" office:value="3947.6" table:style-name="ce17">
            <text:p>3.948<text:s/></text:p>
          </table:table-cell>
          <table:table-cell office:value-type="float" office:value="269761966.39999998" table:style-name="ce18">
            <text:p>269.761.9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7805047.1400000006" table:style-name="ce17">
            <text:p>7.805.047<text:s/></text:p>
          </table:table-cell>
          <table:table-cell office:value-type="float" office:value="23625288.189999998" table:style-name="ce17">
            <text:p>23.625.288<text:s/></text:p>
          </table:table-cell>
          <table:table-cell office:value-type="float" office:value="104301977.71000001" table:style-name="ce17">
            <text:p>104.301.978<text:s/></text:p>
          </table:table-cell>
          <table:table-cell office:value-type="float" office:value="7772607.1799999997" table:style-name="ce17">
            <text:p>7.772.607<text:s/></text:p>
          </table:table-cell>
          <table:table-cell office:value-type="float" office:value="157747316.09" table:style-name="ce17">
            <text:p>157.747.316<text:s/></text:p>
          </table:table-cell>
          <table:table-cell office:value-type="float" office:value="118352798.92" table:style-name="ce17">
            <text:p>118.352.799<text:s/></text:p>
          </table:table-cell>
          <table:table-cell office:value-type="float" office:value="546885268.72000003" table:style-name="ce17">
            <text:p>546.885.269<text:s/></text:p>
          </table:table-cell>
          <table:table-cell office:value-type="float" office:value="116699694.73" table:style-name="ce17">
            <text:p>116.699.695<text:s/></text:p>
          </table:table-cell>
          <table:table-cell office:value-type="float" office:value="103956965.36999999" table:style-name="ce17">
            <text:p>103.956.965<text:s/></text:p>
          </table:table-cell>
          <table:table-cell office:value-type="float" office:value="66691036.939999998" table:style-name="ce17">
            <text:p>66.691.037<text:s/></text:p>
          </table:table-cell>
          <table:table-cell office:value-type="float" office:value="362834162.95999998" table:style-name="ce17">
            <text:p>362.834.163<text:s/></text:p>
          </table:table-cell>
          <table:table-cell office:value-type="float" office:value="41959472.57" table:style-name="ce17">
            <text:p>41.959.473<text:s/></text:p>
          </table:table-cell>
          <table:table-cell office:value-type="float" office:value="74840729.659999996" table:style-name="ce17">
            <text:p>74.840.730<text:s/></text:p>
          </table:table-cell>
          <table:table-cell office:value-type="float" office:value="61906055.410000004" table:style-name="ce17">
            <text:p>61.906.055<text:s/></text:p>
          </table:table-cell>
          <table:table-cell office:value-type="float" office:value="33324615.679999996" table:style-name="ce17">
            <text:p>33.324.616<text:s/></text:p>
          </table:table-cell>
          <table:table-cell office:value-type="float" office:value="148538214.27999997" table:style-name="ce17">
            <text:p>148.538.214<text:s/></text:p>
          </table:table-cell>
          <table:table-cell office:value-type="float" office:value="26781791.260000002" table:style-name="ce17">
            <text:p>26.781.791<text:s/></text:p>
          </table:table-cell>
          <table:table-cell office:value-type="float" office:value="356114158.35000002" table:style-name="ce17">
            <text:p>356.114.158<text:s/></text:p>
          </table:table-cell>
          <table:table-cell office:value-type="float" office:value="1047250346.6099999" table:style-name="ce17">
            <text:p>1.047.250.347<text:s/></text:p>
          </table:table-cell>
          <table:table-cell office:value-type="float" office:value="28930453.710000001" table:style-name="ce17">
            <text:p>28.930.454<text:s/></text:p>
          </table:table-cell>
          <table:table-cell office:value-type="float" office:value="19471623.270000003" table:style-name="ce17">
            <text:p>19.471.623<text:s/></text:p>
          </table:table-cell>
          <table:table-cell office:value-type="float" office:value="7450758.8200000003" table:style-name="ce17">
            <text:p>7.450.759<text:s/></text:p>
          </table:table-cell>
          <table:table-cell office:value-type="float" office:value="370333189.23000002" table:style-name="ce17">
            <text:p>370.333.189<text:s/></text:p>
          </table:table-cell>
          <table:table-cell office:value-type="float" office:value="313158625.78999996" table:style-name="ce17">
            <text:p>313.158.626<text:s/></text:p>
          </table:table-cell>
          <table:table-cell office:value-type="float" office:value="21296153.860000003" table:style-name="ce17">
            <text:p>21.296.154<text:s/></text:p>
          </table:table-cell>
          <table:table-cell office:value-type="float" office:value="2311195357.9899998" table:style-name="ce17">
            <text:p>2.311.195.358<text:s/></text:p>
          </table:table-cell>
          <table:table-cell office:value-type="float" office:value="16299976.159999998" table:style-name="ce17">
            <text:p>16.299.976<text:s/></text:p>
          </table:table-cell>
          <table:table-cell office:value-type="float" office:value="6495523686.6000004" table:style-name="ce18">
            <text:p>6.495.523.6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8372725.5499999998" table:style-name="ce17">
            <text:p>8.372.726<text:s/></text:p>
          </table:table-cell>
          <table:table-cell office:value-type="float" office:value="29401631.84" table:style-name="ce17">
            <text:p>29.401.632<text:s/></text:p>
          </table:table-cell>
          <table:table-cell office:value-type="float" office:value="134154411.40000001" table:style-name="ce17">
            <text:p>134.154.411<text:s/></text:p>
          </table:table-cell>
          <table:table-cell office:value-type="float" office:value="7283321.54" table:style-name="ce17">
            <text:p>7.283.322<text:s/></text:p>
          </table:table-cell>
          <table:table-cell office:value-type="float" office:value="227198385.28999999" table:style-name="ce17">
            <text:p>227.198.385<text:s/></text:p>
          </table:table-cell>
          <table:table-cell office:value-type="float" office:value="303020558.17000002" table:style-name="ce17">
            <text:p>303.020.558<text:s/></text:p>
          </table:table-cell>
          <table:table-cell office:value-type="float" office:value="963976301.43000007" table:style-name="ce17">
            <text:p>963.976.301<text:s/></text:p>
          </table:table-cell>
          <table:table-cell office:value-type="float" office:value="263866219.56" table:style-name="ce17">
            <text:p>263.866.220<text:s/></text:p>
          </table:table-cell>
          <table:table-cell office:value-type="float" office:value="171275314.63999999" table:style-name="ce17">
            <text:p>171.275.315<text:s/></text:p>
          </table:table-cell>
          <table:table-cell office:value-type="float" office:value="52647938.82" table:style-name="ce17">
            <text:p>52.647.939<text:s/></text:p>
          </table:table-cell>
          <table:table-cell office:value-type="float" office:value="1576045794.8199999" table:style-name="ce17">
            <text:p>1.576.045.795<text:s/></text:p>
          </table:table-cell>
          <table:table-cell office:value-type="float" office:value="63555141.579999998" table:style-name="ce17">
            <text:p>63.555.142<text:s/></text:p>
          </table:table-cell>
          <table:table-cell office:value-type="float" office:value="144536903.38999999" table:style-name="ce17">
            <text:p>144.536.903<text:s/></text:p>
          </table:table-cell>
          <table:table-cell office:value-type="float" office:value="108582397.06999999" table:style-name="ce17">
            <text:p>108.582.397<text:s/></text:p>
          </table:table-cell>
          <table:table-cell office:value-type="float" office:value="51777942.009999998" table:style-name="ce17">
            <text:p>51.777.942<text:s/></text:p>
          </table:table-cell>
          <table:table-cell office:value-type="float" office:value="197732506.84" table:style-name="ce17">
            <text:p>197.732.507<text:s/></text:p>
          </table:table-cell>
          <table:table-cell office:value-type="float" office:value="43713564.030000001" table:style-name="ce17">
            <text:p>43.713.564<text:s/></text:p>
          </table:table-cell>
          <table:table-cell office:value-type="float" office:value="574252184.98000002" table:style-name="ce17">
            <text:p>574.252.185<text:s/></text:p>
          </table:table-cell>
          <table:table-cell office:value-type="float" office:value="3527022043.5900002" table:style-name="ce17">
            <text:p>3.527.022.044<text:s/></text:p>
          </table:table-cell>
          <table:table-cell office:value-type="float" office:value="54327205.450000003" table:style-name="ce17">
            <text:p>54.327.205<text:s/></text:p>
          </table:table-cell>
          <table:table-cell office:value-type="float" office:value="27565496.140000001" table:style-name="ce17">
            <text:p>27.565.496<text:s/></text:p>
          </table:table-cell>
          <table:table-cell office:value-type="float" office:value="8285457.1699999999" table:style-name="ce17">
            <text:p>8.285.457<text:s/></text:p>
          </table:table-cell>
          <table:table-cell office:value-type="float" office:value="738641532.20000005" table:style-name="ce17">
            <text:p>738.641.532<text:s/></text:p>
          </table:table-cell>
          <table:table-cell office:value-type="float" office:value="499595901.12" table:style-name="ce17">
            <text:p>499.595.901<text:s/></text:p>
          </table:table-cell>
          <table:table-cell office:value-type="float" office:value="33977460.600000001" table:style-name="ce17">
            <text:p>33.977.461<text:s/></text:p>
          </table:table-cell>
          <table:table-cell office:value-type="float" office:value="8122342628.96" table:style-name="ce17">
            <text:p>8.122.342.629<text:s/></text:p>
          </table:table-cell>
          <table:table-cell office:value-type="float" office:value="19160456.280000001" table:style-name="ce17">
            <text:p>19.160.456<text:s/></text:p>
          </table:table-cell>
          <table:table-cell office:value-type="float" office:value="17952311424.470001" table:style-name="ce18">
            <text:p>17.952.311.4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0257.64" table:style-name="ce17">
            <text:p>10.258<text:s/></text:p>
          </table:table-cell>
          <table:table-cell office:value-type="float" office:value="6087.31" table:style-name="ce17">
            <text:p>6.087<text:s/></text:p>
          </table:table-cell>
          <table:table-cell office:value-type="float" office:value="2019543.53" table:style-name="ce17">
            <text:p>2.019.5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52637" table:style-name="ce17">
            <text:p>1.052.637<text:s/></text:p>
          </table:table-cell>
          <table:table-cell office:value-type="float" office:value="89510238.219999999" table:style-name="ce17">
            <text:p>89.510.238<text:s/></text:p>
          </table:table-cell>
          <table:table-cell office:value-type="float" office:value="311713778.22000003" table:style-name="ce17">
            <text:p>311.713.778<text:s/></text:p>
          </table:table-cell>
          <table:table-cell office:value-type="float" office:value="1133620.73" table:style-name="ce17">
            <text:p>1.133.621<text:s/></text:p>
          </table:table-cell>
          <table:table-cell office:value-type="float" office:value="379794.94" table:style-name="ce17">
            <text:p>379.795<text:s/></text:p>
          </table:table-cell>
          <table:table-cell office:value-type="float" office:value="2080.0100000000002" table:style-name="ce17">
            <text:p>2.080<text:s/></text:p>
          </table:table-cell>
          <table:table-cell office:value-type="float" office:value="120053348.48999999" table:style-name="ce17">
            <text:p>120.053.348<text:s/></text:p>
          </table:table-cell>
          <table:table-cell office:value-type="float" office:value="507621.56" table:style-name="ce17">
            <text:p>507.622<text:s/></text:p>
          </table:table-cell>
          <table:table-cell office:value-type="float" office:value="1561059.38" table:style-name="ce17">
            <text:p>1.561.059<text:s/></text:p>
          </table:table-cell>
          <table:table-cell office:value-type="float" office:value="5195849.5599999996" table:style-name="ce17">
            <text:p>5.195.850<text:s/></text:p>
          </table:table-cell>
          <table:table-cell office:value-type="float" office:value="49588.71" table:style-name="ce17">
            <text:p>49.589<text:s/></text:p>
          </table:table-cell>
          <table:table-cell office:value-type="float" office:value="287541.02" table:style-name="ce17">
            <text:p>287.541<text:s/></text:p>
          </table:table-cell>
          <table:table-cell office:value-type="float" office:value="15507.13" table:style-name="ce17">
            <text:p>15.507<text:s/></text:p>
          </table:table-cell>
          <table:table-cell office:value-type="float" office:value="23688827.850000001" table:style-name="ce17">
            <text:p>23.688.828<text:s/></text:p>
          </table:table-cell>
          <table:table-cell office:value-type="float" office:value="1552024975.79" table:style-name="ce17">
            <text:p>1.552.024.976<text:s/></text:p>
          </table:table-cell>
          <table:table-cell office:value-type="float" office:value="70089.75" table:style-name="ce17">
            <text:p>70.090<text:s/></text:p>
          </table:table-cell>
          <table:table-cell office:value-type="float" office:value="862828.78" table:style-name="ce17">
            <text:p>862.8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0570485.64" table:style-name="ce17">
            <text:p>110.570.486<text:s/></text:p>
          </table:table-cell>
          <table:table-cell office:value-type="float" office:value="5661646.75" table:style-name="ce17">
            <text:p>5.661.647<text:s/></text:p>
          </table:table-cell>
          <table:table-cell office:value-type="float" office:value="1589518.62" table:style-name="ce17">
            <text:p>1.589.519<text:s/></text:p>
          </table:table-cell>
          <table:table-cell office:value-type="float" office:value="2979019391.21" table:style-name="ce17">
            <text:p>2.979.019.391<text:s/></text:p>
          </table:table-cell>
          <table:table-cell office:value-type="float" office:value="21480.65" table:style-name="ce17">
            <text:p>21.481<text:s/></text:p>
          </table:table-cell>
          <table:table-cell office:value-type="float" office:value="5207007798.4899998" table:style-name="ce18">
            <text:p>5.207.007.7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8362467.9100000001" table:style-name="ce17">
            <text:p>8.362.468<text:s/></text:p>
          </table:table-cell>
          <table:table-cell office:value-type="float" office:value="29395544.529999997" table:style-name="ce17">
            <text:p>29.395.545<text:s/></text:p>
          </table:table-cell>
          <table:table-cell office:value-type="float" office:value="132134867.87" table:style-name="ce17">
            <text:p>132.134.868<text:s/></text:p>
          </table:table-cell>
          <table:table-cell office:value-type="float" office:value="7283321.540000001" table:style-name="ce17">
            <text:p>7.283.322<text:s/></text:p>
          </table:table-cell>
          <table:table-cell office:value-type="float" office:value="226145748.28999999" table:style-name="ce17">
            <text:p>226.145.748<text:s/></text:p>
          </table:table-cell>
          <table:table-cell office:value-type="float" office:value="213510319.94999999" table:style-name="ce17">
            <text:p>213.510.320<text:s/></text:p>
          </table:table-cell>
          <table:table-cell office:value-type="float" office:value="652262523.21000004" table:style-name="ce17">
            <text:p>652.262.523<text:s/></text:p>
          </table:table-cell>
          <table:table-cell office:value-type="float" office:value="262732598.82999998" table:style-name="ce17">
            <text:p>262.732.599<text:s/></text:p>
          </table:table-cell>
          <table:table-cell office:value-type="float" office:value="170895519.70000002" table:style-name="ce17">
            <text:p>170.895.520<text:s/></text:p>
          </table:table-cell>
          <table:table-cell office:value-type="float" office:value="52645858.809999995" table:style-name="ce17">
            <text:p>52.645.859<text:s/></text:p>
          </table:table-cell>
          <table:table-cell office:value-type="float" office:value="1455992446.3300002" table:style-name="ce17">
            <text:p>1.455.992.446<text:s/></text:p>
          </table:table-cell>
          <table:table-cell office:value-type="float" office:value="63047520.020000003" table:style-name="ce17">
            <text:p>63.047.520<text:s/></text:p>
          </table:table-cell>
          <table:table-cell office:value-type="float" office:value="142975844.00999999" table:style-name="ce17">
            <text:p>142.975.844<text:s/></text:p>
          </table:table-cell>
          <table:table-cell office:value-type="float" office:value="103386547.50999999" table:style-name="ce17">
            <text:p>103.386.548<text:s/></text:p>
          </table:table-cell>
          <table:table-cell office:value-type="float" office:value="51728353.299999997" table:style-name="ce17">
            <text:p>51.728.353<text:s/></text:p>
          </table:table-cell>
          <table:table-cell office:value-type="float" office:value="197444965.81999999" table:style-name="ce17">
            <text:p>197.444.966<text:s/></text:p>
          </table:table-cell>
          <table:table-cell office:value-type="float" office:value="43698056.900000006" table:style-name="ce17">
            <text:p>43.698.057<text:s/></text:p>
          </table:table-cell>
          <table:table-cell office:value-type="float" office:value="550563357.13" table:style-name="ce17">
            <text:p>550.563.357<text:s/></text:p>
          </table:table-cell>
          <table:table-cell office:value-type="float" office:value="1974997067.8" table:style-name="ce17">
            <text:p>1.974.997.068<text:s/></text:p>
          </table:table-cell>
          <table:table-cell office:value-type="float" office:value="54257115.699999996" table:style-name="ce17">
            <text:p>54.257.116<text:s/></text:p>
          </table:table-cell>
          <table:table-cell office:value-type="float" office:value="26702667.359999999" table:style-name="ce17">
            <text:p>26.702.667<text:s/></text:p>
          </table:table-cell>
          <table:table-cell office:value-type="float" office:value="8285457.1700000009" table:style-name="ce17">
            <text:p>8.285.457<text:s/></text:p>
          </table:table-cell>
          <table:table-cell office:value-type="float" office:value="628071046.56000006" table:style-name="ce17">
            <text:p>628.071.047<text:s/></text:p>
          </table:table-cell>
          <table:table-cell office:value-type="float" office:value="493934254.36999995" table:style-name="ce17">
            <text:p>493.934.254<text:s/></text:p>
          </table:table-cell>
          <table:table-cell office:value-type="float" office:value="32387941.98" table:style-name="ce17">
            <text:p>32.387.942<text:s/></text:p>
          </table:table-cell>
          <table:table-cell office:value-type="float" office:value="5143323237.75" table:style-name="ce17">
            <text:p>5.143.323.238<text:s/></text:p>
          </table:table-cell>
          <table:table-cell office:value-type="float" office:value="19138975.629999999" table:style-name="ce17">
            <text:p>19.138.976<text:s/></text:p>
          </table:table-cell>
          <table:table-cell office:value-type="float" office:value="12745303625.98" table:style-name="ce18">
            <text:p>12.745.303.6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10615.81" table:style-name="ce17">
            <text:p>10.616<text:s/></text:p>
          </table:table-cell>
          <table:table-cell office:value-type="float" office:value="2519297.4" table:style-name="ce17">
            <text:p>2.519.2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04.31" table:style-name="ce17">
            <text:p>3.304<text:s/></text:p>
          </table:table-cell>
          <table:table-cell office:value-type="float" office:value="6083117.9500000002" table:style-name="ce17">
            <text:p>6.083.1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807247.78" table:style-name="ce17">
            <text:p>1.807.248<text:s/></text:p>
          </table:table-cell>
          <table:table-cell office:value-type="float" office:value="4749.01" table:style-name="ce17">
            <text:p>4.749<text:s/></text:p>
          </table:table-cell>
          <table:table-cell office:value-type="float" office:value="10118821.289999999" table:style-name="ce17">
            <text:p>10.118.821<text:s/></text:p>
          </table:table-cell>
          <table:table-cell office:value-type="float" office:value="183.61" table:style-name="ce17">
            <text:p>184<text:s/></text:p>
          </table:table-cell>
          <table:table-cell office:value-type="float" office:value="91783.5" table:style-name="ce17">
            <text:p>91.784<text:s/></text:p>
          </table:table-cell>
          <table:table-cell office:value-type="float" office:value="193150.51" table:style-name="ce17">
            <text:p>193.151<text:s/></text:p>
          </table:table-cell>
          <table:table-cell office:value-type="float" office:value="2893269.16" table:style-name="ce17">
            <text:p>2.893.2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335573.1699999999" table:style-name="ce17">
            <text:p>6.335.5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674867.5300000003" table:style-name="ce17">
            <text:p>7.674.868<text:s/></text:p>
          </table:table-cell>
          <table:table-cell office:value-type="float" office:value="165155443.44" table:style-name="ce17">
            <text:p>165.155.4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75240.26" table:style-name="ce17">
            <text:p>4.075.240<text:s/></text:p>
          </table:table-cell>
          <table:table-cell office:value-type="float" office:value="112.47" table:style-name="ce17">
            <text:p>1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5086568.439999999" table:style-name="ce17">
            <text:p>15.086.568<text:s/></text:p>
          </table:table-cell>
          <table:table-cell office:value-type="float" office:value="44.85" table:style-name="ce17">
            <text:p>45<text:s/></text:p>
          </table:table-cell>
          <table:table-cell office:value-type="float" office:value="222053390.48999998" table:style-name="ce18">
            <text:p>222.053.3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7075737.5899999999" table:style-name="ce17">
            <text:p>7.075.738<text:s/></text:p>
          </table:table-cell>
          <table:table-cell office:value-type="float" office:value="21530879.48" table:style-name="ce17">
            <text:p>21.530.879<text:s/></text:p>
          </table:table-cell>
          <table:table-cell office:value-type="float" office:value="22731141.120000001" table:style-name="ce17">
            <text:p>22.731.141<text:s/></text:p>
          </table:table-cell>
          <table:table-cell office:value-type="float" office:value="20546874.93" table:style-name="ce17">
            <text:p>20.546.875<text:s/></text:p>
          </table:table-cell>
          <table:table-cell office:value-type="float" office:value="59262966.130000003" table:style-name="ce17">
            <text:p>59.262.966<text:s/></text:p>
          </table:table-cell>
          <table:table-cell office:value-type="float" office:value="45341812.219999999" table:style-name="ce17">
            <text:p>45.341.812<text:s/></text:p>
          </table:table-cell>
          <table:table-cell office:value-type="float" office:value="1214177373.0900002" table:style-name="ce17">
            <text:p>1.214.177.373<text:s/></text:p>
          </table:table-cell>
          <table:table-cell office:value-type="float" office:value="26483004.5" table:style-name="ce17">
            <text:p>26.483.005<text:s/></text:p>
          </table:table-cell>
          <table:table-cell office:value-type="float" office:value="36909391.630000003" table:style-name="ce17">
            <text:p>36.909.392<text:s/></text:p>
          </table:table-cell>
          <table:table-cell office:value-type="float" office:value="25575546.75" table:style-name="ce17">
            <text:p>25.575.547<text:s/></text:p>
          </table:table-cell>
          <table:table-cell office:value-type="float" office:value="155309198.19" table:style-name="ce17">
            <text:p>155.309.198<text:s/></text:p>
          </table:table-cell>
          <table:table-cell office:value-type="float" office:value="21719323.739999998" table:style-name="ce17">
            <text:p>21.719.324<text:s/></text:p>
          </table:table-cell>
          <table:table-cell office:value-type="float" office:value="16879968.32" table:style-name="ce17">
            <text:p>16.879.968<text:s/></text:p>
          </table:table-cell>
          <table:table-cell office:value-type="float" office:value="41204694.090000004" table:style-name="ce17">
            <text:p>41.204.694<text:s/></text:p>
          </table:table-cell>
          <table:table-cell office:value-type="float" office:value="46190969.460000001" table:style-name="ce17">
            <text:p>46.190.969<text:s/></text:p>
          </table:table-cell>
          <table:table-cell office:value-type="float" office:value="63684444.630000003" table:style-name="ce17">
            <text:p>63.684.445<text:s/></text:p>
          </table:table-cell>
          <table:table-cell office:value-type="float" office:value="20504814.670000002" table:style-name="ce17">
            <text:p>20.504.815<text:s/></text:p>
          </table:table-cell>
          <table:table-cell office:value-type="float" office:value="67840537.530000001" table:style-name="ce17">
            <text:p>67.840.538<text:s/></text:p>
          </table:table-cell>
          <table:table-cell office:value-type="float" office:value="239532785.16999999" table:style-name="ce17">
            <text:p>239.532.785<text:s/></text:p>
          </table:table-cell>
          <table:table-cell office:value-type="float" office:value="37033253.409999996" table:style-name="ce17">
            <text:p>37.033.253<text:s/></text:p>
          </table:table-cell>
          <table:table-cell office:value-type="float" office:value="23489159.329999998" table:style-name="ce17">
            <text:p>23.489.159<text:s/></text:p>
          </table:table-cell>
          <table:table-cell office:value-type="float" office:value="12977971.65" table:style-name="ce17">
            <text:p>12.977.972<text:s/></text:p>
          </table:table-cell>
          <table:table-cell office:value-type="float" office:value="114385127.25" table:style-name="ce17">
            <text:p>114.385.127<text:s/></text:p>
          </table:table-cell>
          <table:table-cell office:value-type="float" office:value="50743878.530000001" table:style-name="ce17">
            <text:p>50.743.879<text:s/></text:p>
          </table:table-cell>
          <table:table-cell office:value-type="float" office:value="17485575.469999999" table:style-name="ce17">
            <text:p>17.485.575<text:s/></text:p>
          </table:table-cell>
          <table:table-cell office:value-type="float" office:value="135495638.22999999" table:style-name="ce17">
            <text:p>135.495.638<text:s/></text:p>
          </table:table-cell>
          <table:table-cell office:value-type="float" office:value="10057846.51" table:style-name="ce17">
            <text:p>10.057.847<text:s/></text:p>
          </table:table-cell>
          <table:table-cell office:value-type="float" office:value="2554169913.6200004" table:style-name="ce18">
            <text:p>2.554.169.9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648867.61" table:style-name="ce17">
            <text:p>648.868<text:s/></text:p>
          </table:table-cell>
          <table:table-cell office:value-type="float" office:value="2056165.44" table:style-name="ce17">
            <text:p>2.056.165<text:s/></text:p>
          </table:table-cell>
          <table:table-cell office:value-type="float" office:value="22164907.409999996" table:style-name="ce17">
            <text:p>22.164.907<text:s/></text:p>
          </table:table-cell>
          <table:table-cell office:value-type="float" office:value="514048.69000000006" table:style-name="ce17">
            <text:p>514.049<text:s/></text:p>
          </table:table-cell>
          <table:table-cell office:value-type="float" office:value="189549.08000000112" table:style-name="ce17">
            <text:p>189.549<text:s/></text:p>
          </table:table-cell>
          <table:table-cell office:value-type="float" office:value="6418211.4699999997" table:style-name="ce17">
            <text:p>6.418.211<text:s/></text:p>
          </table:table-cell>
          <table:table-cell office:value-type="float" office:value="863321045.93999994" table:style-name="ce17">
            <text:p>863.321.046<text:s/></text:p>
          </table:table-cell>
          <table:table-cell office:value-type="float" office:value="4656237.5999999996" table:style-name="ce17">
            <text:p>4.656.238<text:s/></text:p>
          </table:table-cell>
          <table:table-cell office:value-type="float" office:value="10438993.66" table:style-name="ce17">
            <text:p>10.438.994<text:s/></text:p>
          </table:table-cell>
          <table:table-cell office:value-type="float" office:value="3613354.72" table:style-name="ce17">
            <text:p>3.613.355<text:s/></text:p>
          </table:table-cell>
          <table:table-cell office:value-type="float" office:value="17874841.859999999" table:style-name="ce17">
            <text:p>17.874.842<text:s/></text:p>
          </table:table-cell>
          <table:table-cell office:value-type="float" office:value="-209431.04999999976" table:style-name="ce17">
            <text:p>(209.431)</text:p>
          </table:table-cell>
          <table:table-cell office:value-type="float" office:value="669167.46999999974" table:style-name="ce17">
            <text:p>669.167<text:s/></text:p>
          </table:table-cell>
          <table:table-cell office:value-type="float" office:value="1703293.1800000002" table:style-name="ce17">
            <text:p>1.703.293<text:s/></text:p>
          </table:table-cell>
          <table:table-cell office:value-type="float" office:value="1420854.74" table:style-name="ce17">
            <text:p>1.420.855<text:s/></text:p>
          </table:table-cell>
          <table:table-cell office:value-type="float" office:value="7034581.3600000003" table:style-name="ce17">
            <text:p>7.034.581<text:s/></text:p>
          </table:table-cell>
          <table:table-cell office:value-type="float" office:value="1758450.78" table:style-name="ce17">
            <text:p>1.758.451<text:s/></text:p>
          </table:table-cell>
          <table:table-cell office:value-type="float" office:value="29903230.909999996" table:style-name="ce17">
            <text:p>29.903.231<text:s/></text:p>
          </table:table-cell>
          <table:table-cell office:value-type="float" office:value="727455487.78999996" table:style-name="ce17">
            <text:p>727.455.488<text:s/></text:p>
          </table:table-cell>
          <table:table-cell office:value-type="float" office:value="1666890.77" table:style-name="ce17">
            <text:p>1.666.891<text:s/></text:p>
          </table:table-cell>
          <table:table-cell office:value-type="float" office:value="3122850.11" table:style-name="ce17">
            <text:p>3.122.850<text:s/></text:p>
          </table:table-cell>
          <table:table-cell office:value-type="float" office:value="283467.17" table:style-name="ce17">
            <text:p>283.467<text:s/></text:p>
          </table:table-cell>
          <table:table-cell office:value-type="float" office:value="25990993.280000001" table:style-name="ce17">
            <text:p>25.990.993<text:s/></text:p>
          </table:table-cell>
          <table:table-cell office:value-type="float" office:value="24836611.969999999" table:style-name="ce17">
            <text:p>24.836.612<text:s/></text:p>
          </table:table-cell>
          <table:table-cell office:value-type="float" office:value="704970.56999999983" table:style-name="ce17">
            <text:p>704.971<text:s/></text:p>
          </table:table-cell>
          <table:table-cell office:value-type="float" office:value="529475791.35000002" table:style-name="ce17">
            <text:p>529.475.791<text:s/></text:p>
          </table:table-cell>
          <table:table-cell office:value-type="float" office:value="1823823.7" table:style-name="ce17">
            <text:p>1.823.824<text:s/></text:p>
          </table:table-cell>
          <table:table-cell office:value-type="float" office:value="2289537257.5799994" table:style-name="ce18">
            <text:p>2.289.537.258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65079198.670000002" table:style-name="ce21">
            <text:p>65.079.199<text:s/></text:p>
          </table:table-cell>
          <table:table-cell office:value-type="float" office:value="253035173.24000001" table:style-name="ce21">
            <text:p>253.035.173<text:s/></text:p>
          </table:table-cell>
          <table:table-cell office:value-type="float" office:value="1233250848.0300002" table:style-name="ce21">
            <text:p>1.233.250.848<text:s/></text:p>
          </table:table-cell>
          <table:table-cell office:value-type="float" office:value="70927926.459999993" table:style-name="ce21">
            <text:p>70.927.926<text:s/></text:p>
          </table:table-cell>
          <table:table-cell office:value-type="float" office:value="1831466938.9400001" table:style-name="ce21">
            <text:p>1.831.466.939<text:s/></text:p>
          </table:table-cell>
          <table:table-cell office:value-type="float" office:value="1759208302.7700002" table:style-name="ce21">
            <text:p>1.759.208.303<text:s/></text:p>
          </table:table-cell>
          <table:table-cell office:value-type="float" office:value="10491885532.809999" table:style-name="ce21">
            <text:p>10.491.885.533<text:s/></text:p>
          </table:table-cell>
          <table:table-cell office:value-type="float" office:value="2042817427.27" table:style-name="ce21">
            <text:p>2.042.817.427<text:s/></text:p>
          </table:table-cell>
          <table:table-cell office:value-type="float" office:value="1345236863.8899999" table:style-name="ce21">
            <text:p>1.345.236.864<text:s/></text:p>
          </table:table-cell>
          <table:table-cell office:value-type="float" office:value="607587058.64999998" table:style-name="ce21">
            <text:p>607.587.059<text:s/></text:p>
          </table:table-cell>
          <table:table-cell office:value-type="float" office:value="8624922788.3600006" table:style-name="ce21">
            <text:p>8.624.922.788<text:s/></text:p>
          </table:table-cell>
          <table:table-cell office:value-type="float" office:value="480399587.37" table:style-name="ce21">
            <text:p>480.399.587<text:s/></text:p>
          </table:table-cell>
          <table:table-cell office:value-type="float" office:value="839840582.40999997" table:style-name="ce21">
            <text:p>839.840.582<text:s/></text:p>
          </table:table-cell>
          <table:table-cell office:value-type="float" office:value="762504896.66000009" table:style-name="ce21">
            <text:p>762.504.897<text:s/></text:p>
          </table:table-cell>
          <table:table-cell office:value-type="float" office:value="392316584.58000004" table:style-name="ce21">
            <text:p>392.316.585<text:s/></text:p>
          </table:table-cell>
          <table:table-cell office:value-type="float" office:value="1739593705.52" table:style-name="ce21">
            <text:p>1.739.593.706<text:s/></text:p>
          </table:table-cell>
          <table:table-cell office:value-type="float" office:value="277369059.39000005" table:style-name="ce21">
            <text:p>277.369.059<text:s/></text:p>
          </table:table-cell>
          <table:table-cell office:value-type="float" office:value="5412809192.25" table:style-name="ce21">
            <text:p>5.412.809.192<text:s/></text:p>
          </table:table-cell>
          <table:table-cell office:value-type="float" office:value="21200933850.130001" table:style-name="ce21">
            <text:p>21.200.933.850<text:s/></text:p>
          </table:table-cell>
          <table:table-cell office:value-type="float" office:value="418604307.67999995" table:style-name="ce21">
            <text:p>418.604.308<text:s/></text:p>
          </table:table-cell>
          <table:table-cell office:value-type="float" office:value="207131998.69" table:style-name="ce21">
            <text:p>207.131.999<text:s/></text:p>
          </table:table-cell>
          <table:table-cell office:value-type="float" office:value="65915760.410000004" table:style-name="ce21">
            <text:p>65.915.760<text:s/></text:p>
          </table:table-cell>
          <table:table-cell office:value-type="float" office:value="5679508790.21" table:style-name="ce21">
            <text:p>5.679.508.790<text:s/></text:p>
          </table:table-cell>
          <table:table-cell office:value-type="float" office:value="4994584579.1300001" table:style-name="ce21">
            <text:p>4.994.584.579<text:s/></text:p>
          </table:table-cell>
          <table:table-cell office:value-type="float" office:value="241866516.21999997" table:style-name="ce21">
            <text:p>241.866.516<text:s/></text:p>
          </table:table-cell>
          <table:table-cell office:value-type="float" office:value="55922342450.690002" table:style-name="ce21">
            <text:p>55.922.342.451<text:s/></text:p>
          </table:table-cell>
          <table:table-cell office:value-type="float" office:value="137787222.31" table:style-name="ce21">
            <text:p>137.787.222<text:s/></text:p>
          </table:table-cell>
          <table:table-cell office:value-type="float" office:value="127098927142.74002" table:style-name="ce22">
            <text:p>127.098.927.143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11450859.1595383" table:style-name="ce25">
            <text:p>111.450.859<text:s/></text:p>
          </table:table-cell>
          <table:table-cell office:value-type="float" office:value="326401078.32505208" table:style-name="ce25">
            <text:p>326.401.078<text:s/></text:p>
          </table:table-cell>
          <table:table-cell office:value-type="float" office:value="367917820.63096607" table:style-name="ce25">
            <text:p>367.917.821<text:s/></text:p>
          </table:table-cell>
          <table:table-cell office:value-type="float" office:value="80103064.46525532" table:style-name="ce25">
            <text:p>80.103.064<text:s/></text:p>
          </table:table-cell>
          <table:table-cell office:value-type="float" office:value="1619081134.4280739" table:style-name="ce25">
            <text:p>1.619.081.134<text:s/></text:p>
          </table:table-cell>
          <table:table-cell office:value-type="float" office:value="1044235139.3581306" table:style-name="ce25">
            <text:p>1.044.235.139<text:s/></text:p>
          </table:table-cell>
          <table:table-cell office:value-type="float" office:value="805940671.07537115" table:style-name="ce25">
            <text:p>805.940.671<text:s/></text:p>
          </table:table-cell>
          <table:table-cell office:value-type="float" office:value="714610248.57467556" table:style-name="ce25">
            <text:p>714.610.249<text:s/></text:p>
          </table:table-cell>
          <table:table-cell office:value-type="float" office:value="827487773.77937341" table:style-name="ce25">
            <text:p>827.487.774<text:s/></text:p>
          </table:table-cell>
          <table:table-cell office:value-type="float" office:value="586322397.11591065" table:style-name="ce25">
            <text:p>586.322.397<text:s/></text:p>
          </table:table-cell>
          <table:table-cell office:value-type="float" office:value="3746030529.5752869" table:style-name="ce25">
            <text:p>3.746.030.530<text:s/></text:p>
          </table:table-cell>
          <table:table-cell office:value-type="float" office:value="507223989.44591331" table:style-name="ce25">
            <text:p>507.223.989<text:s/></text:p>
          </table:table-cell>
          <table:table-cell office:value-type="float" office:value="679927276.98278177" table:style-name="ce25">
            <text:p>679.927.277<text:s/></text:p>
          </table:table-cell>
          <table:table-cell office:value-type="float" office:value="1006377795.2253883" table:style-name="ce25">
            <text:p>1.006.377.795<text:s/></text:p>
          </table:table-cell>
          <table:table-cell office:value-type="float" office:value="536267591.14118159" table:style-name="ce25">
            <text:p>536.267.591<text:s/></text:p>
          </table:table-cell>
          <table:table-cell office:value-type="float" office:value="1176191993.9831352" table:style-name="ce25">
            <text:p>1.176.191.994<text:s/></text:p>
          </table:table-cell>
          <table:table-cell office:value-type="float" office:value="456122461.26394337" table:style-name="ce25">
            <text:p>456.122.461<text:s/></text:p>
          </table:table-cell>
          <table:table-cell office:value-type="float" office:value="2315389864.0933218" table:style-name="ce25">
            <text:p>2.315.389.864<text:s/></text:p>
          </table:table-cell>
          <table:table-cell office:value-type="float" office:value="3024257964.1688075" table:style-name="ce25">
            <text:p>3.024.257.964<text:s/></text:p>
          </table:table-cell>
          <table:table-cell office:value-type="float" office:value="481454769.05697024" table:style-name="ce25">
            <text:p>481.454.769<text:s/></text:p>
          </table:table-cell>
          <table:table-cell office:value-type="float" office:value="176843860.07600567" table:style-name="ce25">
            <text:p>176.843.860<text:s/></text:p>
          </table:table-cell>
          <table:table-cell office:value-type="float" office:value="97536932.243798628" table:style-name="ce25">
            <text:p>97.536.932<text:s/></text:p>
          </table:table-cell>
          <table:table-cell office:value-type="float" office:value="2362129971.2647915" table:style-name="ce25">
            <text:p>2.362.129.971<text:s/></text:p>
          </table:table-cell>
          <table:table-cell office:value-type="float" office:value="1598115623.5683088" table:style-name="ce25">
            <text:p>1.598.115.624<text:s/></text:p>
          </table:table-cell>
          <table:table-cell office:value-type="float" office:value="327944916.68812573" table:style-name="ce25">
            <text:p>327.944.917<text:s/></text:p>
          </table:table-cell>
          <table:table-cell office:value-type="float" office:value="11634348574.794123" table:style-name="ce25">
            <text:p>11.634.348.575<text:s/></text:p>
          </table:table-cell>
          <table:table-cell office:value-type="float" office:value="239134477.92576167" table:style-name="ce25">
            <text:p>239.134.478<text:s/></text:p>
          </table:table-cell>
          <table:table-cell office:value-type="float" office:value="36848848778.409988" table:style-name="ce26">
            <text:p>36.848.848.778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76530057.82953829" table:style-name="ce21">
            <text:p>176.530.058<text:s/></text:p>
          </table:table-cell>
          <table:table-cell office:value-type="float" office:value="579436251.56505203" table:style-name="ce21">
            <text:p>579.436.252<text:s/></text:p>
          </table:table-cell>
          <table:table-cell office:value-type="float" office:value="1601168668.6609664" table:style-name="ce21">
            <text:p>1.601.168.669<text:s/></text:p>
          </table:table-cell>
          <table:table-cell office:value-type="float" office:value="151030990.9252553" table:style-name="ce21">
            <text:p>151.030.991<text:s/></text:p>
          </table:table-cell>
          <table:table-cell office:value-type="float" office:value="3450548073.3680739" table:style-name="ce21">
            <text:p>3.450.548.073<text:s/></text:p>
          </table:table-cell>
          <table:table-cell office:value-type="float" office:value="2803443442.1281309" table:style-name="ce21">
            <text:p>2.803.443.442<text:s/></text:p>
          </table:table-cell>
          <table:table-cell office:value-type="float" office:value="11297826203.88537" table:style-name="ce21">
            <text:p>11.297.826.204<text:s/></text:p>
          </table:table-cell>
          <table:table-cell office:value-type="float" office:value="2757427675.8446755" table:style-name="ce21">
            <text:p>2.757.427.676<text:s/></text:p>
          </table:table-cell>
          <table:table-cell office:value-type="float" office:value="2172724637.6693735" table:style-name="ce21">
            <text:p>2.172.724.638<text:s/></text:p>
          </table:table-cell>
          <table:table-cell office:value-type="float" office:value="1193909455.7659106" table:style-name="ce21">
            <text:p>1.193.909.456<text:s/></text:p>
          </table:table-cell>
          <table:table-cell office:value-type="float" office:value="12370953317.935287" table:style-name="ce21">
            <text:p>12.370.953.318<text:s/></text:p>
          </table:table-cell>
          <table:table-cell office:value-type="float" office:value="987623576.81591332" table:style-name="ce21">
            <text:p>987.623.577<text:s/></text:p>
          </table:table-cell>
          <table:table-cell office:value-type="float" office:value="1519767859.3927817" table:style-name="ce21">
            <text:p>1.519.767.859<text:s/></text:p>
          </table:table-cell>
          <table:table-cell office:value-type="float" office:value="1768882691.8853884" table:style-name="ce21">
            <text:p>1.768.882.692<text:s/></text:p>
          </table:table-cell>
          <table:table-cell office:value-type="float" office:value="928584175.72118163" table:style-name="ce21">
            <text:p>928.584.176<text:s/></text:p>
          </table:table-cell>
          <table:table-cell office:value-type="float" office:value="2915785699.5031352" table:style-name="ce21">
            <text:p>2.915.785.700<text:s/></text:p>
          </table:table-cell>
          <table:table-cell office:value-type="float" office:value="733491520.65394342" table:style-name="ce21">
            <text:p>733.491.521<text:s/></text:p>
          </table:table-cell>
          <table:table-cell office:value-type="float" office:value="7728199056.3433218" table:style-name="ce21">
            <text:p>7.728.199.056<text:s/></text:p>
          </table:table-cell>
          <table:table-cell office:value-type="float" office:value="24225191814.298809" table:style-name="ce21">
            <text:p>24.225.191.814<text:s/></text:p>
          </table:table-cell>
          <table:table-cell office:value-type="float" office:value="900059076.73697019" table:style-name="ce21">
            <text:p>900.059.077<text:s/></text:p>
          </table:table-cell>
          <table:table-cell office:value-type="float" office:value="383975858.76600564" table:style-name="ce21">
            <text:p>383.975.859<text:s/></text:p>
          </table:table-cell>
          <table:table-cell office:value-type="float" office:value="163452692.65379864" table:style-name="ce21">
            <text:p>163.452.693<text:s/></text:p>
          </table:table-cell>
          <table:table-cell office:value-type="float" office:value="8041638761.4747915" table:style-name="ce21">
            <text:p>8.041.638.761<text:s/></text:p>
          </table:table-cell>
          <table:table-cell office:value-type="float" office:value="6592700202.6983089" table:style-name="ce21">
            <text:p>6.592.700.203<text:s/></text:p>
          </table:table-cell>
          <table:table-cell office:value-type="float" office:value="569811432.90812564" table:style-name="ce21">
            <text:p>569.811.433<text:s/></text:p>
          </table:table-cell>
          <table:table-cell office:value-type="float" office:value="67556691025.484123" table:style-name="ce21">
            <text:p>67.556.691.025<text:s/></text:p>
          </table:table-cell>
          <table:table-cell office:value-type="float" office:value="376921700.23576164" table:style-name="ce21">
            <text:p>376.921.700<text:s/></text:p>
          </table:table-cell>
          <table:table-cell office:value-type="float" office:value="163947775921.15002" table:style-name="ce22">
            <text:p>163.947.775.921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771510.37977774895" table:style-name="ce27">
            <text:p>771.510<text:s/></text:p>
          </table:table-cell>
          <table:table-cell office:value-type="float" office:value="2643487.7741560675" table:style-name="ce27">
            <text:p>2.643.488<text:s/></text:p>
          </table:table-cell>
          <table:table-cell office:value-type="float" office:value="2746607.5827543" table:style-name="ce27">
            <text:p>2.746.608<text:s/></text:p>
          </table:table-cell>
          <table:table-cell office:value-type="float" office:value="913451.93636237434" table:style-name="ce27">
            <text:p>913.452<text:s/></text:p>
          </table:table-cell>
          <table:table-cell office:value-type="float" office:value="10654607.482232127" table:style-name="ce27">
            <text:p>10.654.607<text:s/></text:p>
          </table:table-cell>
          <table:table-cell office:value-type="float" office:value="5802959.0881339591" table:style-name="ce27">
            <text:p>5.802.959<text:s/></text:p>
          </table:table-cell>
          <table:table-cell office:value-type="float" office:value="11640650.45659343" table:style-name="ce27">
            <text:p>11.640.650<text:s/></text:p>
          </table:table-cell>
          <table:table-cell office:value-type="float" office:value="4384908.1951713655" table:style-name="ce27">
            <text:p>4.384.908<text:s/></text:p>
          </table:table-cell>
          <table:table-cell office:value-type="float" office:value="7690650.9104729397" table:style-name="ce27">
            <text:p>7.690.651<text:s/></text:p>
          </table:table-cell>
          <table:table-cell office:value-type="float" office:value="2956837.3520539491" table:style-name="ce27">
            <text:p>2.956.837<text:s/></text:p>
          </table:table-cell>
          <table:table-cell office:value-type="float" office:value="28128253.157482155" table:style-name="ce27">
            <text:p>28.128.253<text:s/></text:p>
          </table:table-cell>
          <table:table-cell office:value-type="float" office:value="2790571.1582498662" table:style-name="ce27">
            <text:p>2.790.571<text:s/></text:p>
          </table:table-cell>
          <table:table-cell office:value-type="float" office:value="8408413.6238081157" table:style-name="ce27">
            <text:p>8.408.414<text:s/></text:p>
          </table:table-cell>
          <table:table-cell office:value-type="float" office:value="4765614.1562112393" table:style-name="ce27">
            <text:p>4.765.614<text:s/></text:p>
          </table:table-cell>
          <table:table-cell office:value-type="float" office:value="2967065.9631065358" table:style-name="ce27">
            <text:p>2.967.066<text:s/></text:p>
          </table:table-cell>
          <table:table-cell office:value-type="float" office:value="11484991.977155169" table:style-name="ce27">
            <text:p>11.484.992<text:s/></text:p>
          </table:table-cell>
          <table:table-cell office:value-type="float" office:value="1861453.1945500288" table:style-name="ce27">
            <text:p>1.861.453<text:s/></text:p>
          </table:table-cell>
          <table:table-cell office:value-type="float" office:value="30279753.315251436" table:style-name="ce27">
            <text:p>30.279.753<text:s/></text:p>
          </table:table-cell>
          <table:table-cell office:value-type="float" office:value="10661295786.065214" table:style-name="ce27">
            <text:p>10.661.295.786<text:s/></text:p>
          </table:table-cell>
          <table:table-cell office:value-type="float" office:value="6062030.6195697654" table:style-name="ce27">
            <text:p>6.062.031<text:s/></text:p>
          </table:table-cell>
          <table:table-cell office:value-type="float" office:value="1186186.7649414812" table:style-name="ce27">
            <text:p>1.186.187<text:s/></text:p>
          </table:table-cell>
          <table:table-cell office:value-type="float" office:value="347819.04487634473" table:style-name="ce27">
            <text:p>347.819<text:s/></text:p>
          </table:table-cell>
          <table:table-cell office:value-type="float" office:value="16788686.319611818" table:style-name="ce27">
            <text:p>16.788.686<text:s/></text:p>
          </table:table-cell>
          <table:table-cell office:value-type="float" office:value="12953287.582387425" table:style-name="ce27">
            <text:p>12.953.288<text:s/></text:p>
          </table:table-cell>
          <table:table-cell office:value-type="float" office:value="1727071.4246723116" table:style-name="ce27">
            <text:p>1.727.071<text:s/></text:p>
          </table:table-cell>
          <table:table-cell office:value-type="float" office:value="199502332.7603316" table:style-name="ce27">
            <text:p>199.502.333<text:s/></text:p>
          </table:table-cell>
          <table:table-cell office:value-type="float" office:value="2034456.364871172" table:style-name="ce27">
            <text:p>2.034.456<text:s/></text:p>
          </table:table-cell>
          <table:table-cell office:value-type="float" office:value="11042789444.649998" table:style-name="ce28">
            <text:p>11.042.789.445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77301568.20931605" table:style-name="ce21">
            <text:p>177.301.568<text:s/></text:p>
          </table:table-cell>
          <table:table-cell office:value-type="float" office:value="582079739.33920813" table:style-name="ce21">
            <text:p>582.079.739<text:s/></text:p>
          </table:table-cell>
          <table:table-cell office:value-type="float" office:value="1603915276.2437208" table:style-name="ce21">
            <text:p>1.603.915.276<text:s/></text:p>
          </table:table-cell>
          <table:table-cell office:value-type="float" office:value="151944442.86161768" table:style-name="ce21">
            <text:p>151.944.443<text:s/></text:p>
          </table:table-cell>
          <table:table-cell office:value-type="float" office:value="3461202680.850306" table:style-name="ce21">
            <text:p>3.461.202.681<text:s/></text:p>
          </table:table-cell>
          <table:table-cell office:value-type="float" office:value="2809246401.2162647" table:style-name="ce21">
            <text:p>2.809.246.401<text:s/></text:p>
          </table:table-cell>
          <table:table-cell office:value-type="float" office:value="11309466854.341963" table:style-name="ce21">
            <text:p>11.309.466.854<text:s/></text:p>
          </table:table-cell>
          <table:table-cell office:value-type="float" office:value="2761812584.0398469" table:style-name="ce21">
            <text:p>2.761.812.584<text:s/></text:p>
          </table:table-cell>
          <table:table-cell office:value-type="float" office:value="2180415288.5798464" table:style-name="ce21">
            <text:p>2.180.415.289<text:s/></text:p>
          </table:table-cell>
          <table:table-cell office:value-type="float" office:value="1196866293.1179645" table:style-name="ce21">
            <text:p>1.196.866.293<text:s/></text:p>
          </table:table-cell>
          <table:table-cell office:value-type="float" office:value="12399081571.09277" table:style-name="ce21">
            <text:p>12.399.081.571<text:s/></text:p>
          </table:table-cell>
          <table:table-cell office:value-type="float" office:value="990414147.97416317" table:style-name="ce21">
            <text:p>990.414.148<text:s/></text:p>
          </table:table-cell>
          <table:table-cell office:value-type="float" office:value="1528176273.0165899" table:style-name="ce21">
            <text:p>1.528.176.273<text:s/></text:p>
          </table:table-cell>
          <table:table-cell office:value-type="float" office:value="1773648306.0415995" table:style-name="ce21">
            <text:p>1.773.648.306<text:s/></text:p>
          </table:table-cell>
          <table:table-cell office:value-type="float" office:value="931551241.68428814" table:style-name="ce21">
            <text:p>931.551.242<text:s/></text:p>
          </table:table-cell>
          <table:table-cell office:value-type="float" office:value="2927270691.4802904" table:style-name="ce21">
            <text:p>2.927.270.691<text:s/></text:p>
          </table:table-cell>
          <table:table-cell office:value-type="float" office:value="735352973.84849346" table:style-name="ce21">
            <text:p>735.352.974<text:s/></text:p>
          </table:table-cell>
          <table:table-cell office:value-type="float" office:value="7758478809.6585732" table:style-name="ce21">
            <text:p>7.758.478.810<text:s/></text:p>
          </table:table-cell>
          <table:table-cell office:value-type="float" office:value="34886487600.364021" table:style-name="ce21">
            <text:p>34.886.487.600<text:s/></text:p>
          </table:table-cell>
          <table:table-cell office:value-type="float" office:value="906121107.35653996" table:style-name="ce21">
            <text:p>906.121.107<text:s/></text:p>
          </table:table-cell>
          <table:table-cell office:value-type="float" office:value="385162045.53094709" table:style-name="ce21">
            <text:p>385.162.046<text:s/></text:p>
          </table:table-cell>
          <table:table-cell office:value-type="float" office:value="163800511.69867498" table:style-name="ce21">
            <text:p>163.800.512<text:s/></text:p>
          </table:table-cell>
          <table:table-cell office:value-type="float" office:value="8058427447.7944031" table:style-name="ce21">
            <text:p>8.058.427.448<text:s/></text:p>
          </table:table-cell>
          <table:table-cell office:value-type="float" office:value="6605653490.2806959" table:style-name="ce21">
            <text:p>6.605.653.490<text:s/></text:p>
          </table:table-cell>
          <table:table-cell office:value-type="float" office:value="571538504.332798" table:style-name="ce21">
            <text:p>571.538.504<text:s/></text:p>
          </table:table-cell>
          <table:table-cell office:value-type="float" office:value="67756193358.244453" table:style-name="ce21">
            <text:p>67.756.193.358<text:s/></text:p>
          </table:table-cell>
          <table:table-cell office:value-type="float" office:value="378956156.60063279" table:style-name="ce21">
            <text:p>378.956.157<text:s/></text:p>
          </table:table-cell>
          <table:table-cell office:value-type="float" office:value="174990565365.80002" table:style-name="ce22">
            <text:p>174.990.565.36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20-02-12T14:51:24Z</dc:date>
    <meta:print-date>2011-05-12T16:46:54Z</meta:print-date>
    <meta:editing-cycles>42</meta:editing-cycles>
    <meta:editing-duration>PT4469S</meta:editing-duration>
  </office:meta>
</office:document-meta>
</file>